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072cm" style:rel-column-width="32039*"/>
    </style:style>
    <style:style style:name="Table1.B" style:family="table-column">
      <style:table-column-properties style:column-width="3.669cm" style:rel-column-width="14563*"/>
    </style:style>
    <style:style style:name="Table1.C" style:family="table-column">
      <style:table-column-properties style:column-width="4.77cm" style:rel-column-width="18932*"/>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bdd4"/>
    </style:style>
    <style:style style:name="P4" style:family="paragraph" style:parent-style-name="Heading_20_4">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text-properties fo:font-weight="bold" style:font-weight-asian="bold" style:font-weight-complex="bold"/>
    </style:style>
    <style:style style:name="P31" style:family="paragraph" style:parent-style-name="Text_20_body" style:list-style-name="L24">
      <style:paragraph-properties fo:margin-top="0cm" fo:margin-bottom="0cm" style:contextual-spacing="false"/>
    </style:style>
    <style:style style:name="P32" style:family="paragraph" style:parent-style-name="Text_20_body" style:list-style-name="L25">
      <style:paragraph-properties fo:margin-top="0cm" fo:margin-bottom="0cm" style:contextual-spacing="false"/>
    </style:style>
    <style:style style:name="P33" style:family="paragraph" style:parent-style-name="Text_20_body" style:list-style-name="L26">
      <style:paragraph-properties fo:margin-top="0cm" fo:margin-bottom="0cm" style:contextual-spacing="false"/>
    </style:style>
    <style:style style:name="P34" style:family="paragraph" style:parent-style-name="Text_20_body" style:list-style-name="L27">
      <style:paragraph-properties fo:margin-top="0cm" fo:margin-bottom="0cm" style:contextual-spacing="false"/>
    </style:style>
    <style:style style:name="P35" style:family="paragraph" style:parent-style-name="Text_20_body" style:list-style-name="L28">
      <style:paragraph-properties fo:margin-top="0cm" fo:margin-bottom="0cm" style:contextual-spacing="false"/>
    </style:style>
    <style:style style:name="P36" style:family="paragraph" style:parent-style-name="Text_20_body" style:list-style-name="L29">
      <style:paragraph-properties fo:margin-top="0cm" fo:margin-bottom="0cm" style:contextual-spacing="false"/>
    </style:style>
    <style:style style:name="P37" style:family="paragraph" style:parent-style-name="Text_20_body" style:list-style-name="L30">
      <style:paragraph-properties fo:margin-top="0cm" fo:margin-bottom="0cm" style:contextual-spacing="false"/>
    </style:style>
    <style:style style:name="P38" style:family="paragraph" style:parent-style-name="Text_20_body" style:list-style-name="L31">
      <style:paragraph-properties fo:margin-top="0cm" fo:margin-bottom="0cm" style:contextual-spacing="false"/>
    </style:style>
    <style:style style:name="P39" style:family="paragraph" style:parent-style-name="Text_20_body" style:list-style-name="L32">
      <style:paragraph-properties fo:margin-top="0cm" fo:margin-bottom="0cm" style:contextual-spacing="false"/>
    </style:style>
    <style:style style:name="P40" style:family="paragraph" style:parent-style-name="Text_20_body" style:list-style-name="L33"/>
    <style:style style:name="P41" style:family="paragraph" style:parent-style-name="Text_20_body" style:list-style-name="L34">
      <style:paragraph-properties fo:margin-top="0cm" fo:margin-bottom="0cm" style:contextual-spacing="false"/>
    </style:style>
    <style:style style:name="P42" style:family="paragraph" style:parent-style-name="Text_20_body" style:list-style-name="L35">
      <style:paragraph-properties fo:margin-top="0cm" fo:margin-bottom="0cm" style:contextual-spacing="false"/>
    </style:style>
    <style:style style:name="P43" style:family="paragraph" style:parent-style-name="Text_20_body">
      <style:text-properties officeooo:paragraph-rsid="0016bdd4"/>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7"><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8"><text:a xlink:type="simple" xlink:href="#research-questions-jan-2025" text:style-name="Internet_20_link" text:visited-style-name="Visited_20_Internet_20_Link"><text:span text:style-name="Definition">Research Questions Jan 2025</text:span></text:a></text:p>
            </text:list-item>
            <text:list-item>
              <text:p text:style-name="P8"><text:a xlink:type="simple" xlink:href="#notes" text:style-name="Internet_20_link" text:visited-style-name="Visited_20_Internet_20_Link"><text:span text:style-name="Definition">Notes</text:span></text:a></text:p>
            </text:list-item>
            <text:list-item>
              <text:p text:style-name="P8"><text:a xlink:type="simple" xlink:href="#introduction" text:style-name="Internet_20_link" text:visited-style-name="Visited_20_Internet_20_Link"><text:span text:style-name="Definition">Introduction</text:span></text:a></text:p>
            </text:list-item>
            <text:list-item>
              <text:p text:style-name="P8"><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9"><text:a xlink:type="simple" xlink:href="#exploration-of-findings-in-relation-to-chat-conceptions-of-abstraction" text:style-name="Internet_20_link" text:visited-style-name="Visited_20_Internet_20_Link"><text:span text:style-name="Definition">Exploration of findings in relation to CHAT conceptions of abstraction</text:span></text:a></text:p>
                </text:list-item>
                <text:list-item>
                  <text:p text:style-name="P9"><text:a xlink:type="simple" xlink:href="#exploration-of-gdps-as-mid-level-construct-in-relation-to-other-conceptions-of-abstraction-in-computing-education-research" text:style-name="Internet_20_link" text:visited-style-name="Visited_20_Internet_20_Link"><text:span text:style-name="Definition">Exploration of GDPs as mid-level construct in relation to other conceptions of abstraction in computing education research</text:span></text:a></text:p>
                  <text:list text:style-name="L4">
                    <text:list-item>
                      <text:p text:style-name="P10"><text:a xlink:type="simple" xlink:href="#design-patterns-as-a-intermediate-level-pedagogical-framework---the-hypothesis" text:style-name="Internet_20_link" text:visited-style-name="Visited_20_Internet_20_Link"><text:span text:style-name="Definition">Design patterns as a intermediate-level, pedagogical framework - THE HYPOTHESIS</text:span></text:a></text:p>
                    </text:list-item>
                    <text:list-item>
                      <text:p text:style-name="P10"><text:a xlink:type="simple" xlink:href="#purpose-of-the-frameworks-being-addressed-is-also-relevant." text:style-name="Internet_20_link" text:visited-style-name="Visited_20_Internet_20_Link"><text:span text:style-name="Definition">Purpose of the frameworks being addressed is also relevant.</text:span></text:a></text:p>
                    </text:list-item>
                    <text:list-item>
                      <text:p text:style-name="P10"><text:a xlink:type="simple" xlink:href="#types-of-abstraction-in-frameworks---recalling-definitions-or-lack-of-clear-definitions" text:style-name="Internet_20_link" text:visited-style-name="Visited_20_Internet_20_Link"><text:span text:style-name="Definition">Types of abstraction in frameworks - recalling definitions or lack of clear definitions</text:span></text:a></text:p>
                      <text:list text:style-name="L5">
                        <text:list-item>
                          <text:p text:style-name="P11"><text:a xlink:type="simple" xlink:href="#computational-thinking" text:style-name="Internet_20_link" text:visited-style-name="Visited_20_Internet_20_Link"><text:span text:style-name="Definition">Computational thinking</text:span></text:a></text:p>
                        </text:list-item>
                        <text:list-item>
                          <text:p text:style-name="P11"><text:a xlink:type="simple" xlink:href="#levels-of-abstraction" text:style-name="Internet_20_link" text:visited-style-name="Visited_20_Internet_20_Link"><text:span text:style-name="Definition">Levels of Abstraction</text:span></text:a></text:p>
                        </text:list-item>
                        <text:list-item>
                          <text:p text:style-name="P11"><text:a xlink:type="simple" xlink:href="#epistemological-pluralism-bricolage-microworlds" text:style-name="Internet_20_link" text:visited-style-name="Visited_20_Internet_20_Link"><text:span text:style-name="Definition">Epistemological pluralism, bricolage &amp; Microworlds</text:span></text:a></text:p>
                        </text:list-item>
                      </text:list>
                    </text:list-item>
                  </text:list>
                </text:list-item>
                <text:list-item>
                  <text:p text:style-name="P9"><text:a xlink:type="simple" xlink:href="#observations-on-abstract-concrete-dimensions-in-my-data-related-to-gameplay-design-patterns." text:style-name="Internet_20_link" text:visited-style-name="Visited_20_Internet_20_Link"><text:span text:style-name="Definition">Observations on abstract / concrete dimensions in my data related to gameplay design patterns.</text:span></text:a></text:p>
                  <text:list text:style-name="L6">
                    <text:list-item>
                      <text:p text:style-name="P12"><text:a xlink:type="simple" xlink:href="#addressing-utility-for-participants" text:style-name="Internet_20_link" text:visited-style-name="Visited_20_Internet_20_Link"><text:span text:style-name="Definition">Addressing utility for participants</text:span></text:a></text:p>
                    </text:list-item>
                    <text:list-item>
                      <text:p text:style-name="P12"><text:a xlink:type="simple" xlink:href="#addressing-utility-for-designers-teachers" text:style-name="Internet_20_link" text:visited-style-name="Visited_20_Internet_20_Link"><text:span text:style-name="Definition">Addressing utility for designers / teachers</text:span></text:a></text:p>
                    </text:list-item>
                  </text:list>
                </text:list-item>
                <text:list-item>
                  <text:p text:style-name="P9"><text:a xlink:type="simple" xlink:href="#how-my-research-contributes-in-this-area---particularly-in-the-conception-of-different-pedagogies." text:style-name="Internet_20_link" text:visited-style-name="Visited_20_Internet_20_Link"><text:span text:style-name="Definition">How my research contributes in this area - particularly in the conception of different pedagogies.</text:span></text:a></text:p>
                  <text:list text:style-name="L7">
                    <text:list-item>
                      <text:p text:style-name="P13"><text:a xlink:type="simple" xlink:href="#comparing-my-pedagogical-framing-regarding-dimensions-of-abstract-concrete-with-existing-research" text:style-name="Internet_20_link" text:visited-style-name="Visited_20_Internet_20_Link"><text:span text:style-name="Definition">Comparing my pedagogical framing regarding dimensions of abstract/ concrete with existing research</text:span></text:a></text:p>
                    </text:list-item>
                  </text:list>
                </text:list-item>
                <text:list-item>
                  <text:p text:style-name="P9"><text:a xlink:type="simple" xlink:href="#link-to-next-section-and-signposting-final-discussion-section" text:style-name="Internet_20_link" text:visited-style-name="Visited_20_Internet_20_Link"><text:span text:style-name="Definition">Link to next section and signposting final discussion section</text:span></text:a></text:p>
                </text:list-item>
              </text:list>
            </text:list-item>
            <text:list-item>
              <text:p text:style-name="P8"><text:a xlink:type="simple" xlink:href="#part-two---agency" text:style-name="Internet_20_link" text:visited-style-name="Visited_20_Internet_20_Link"><text:span text:style-name="Definition">Part Two - Agency</text:span></text:a></text:p>
              <text:list text:style-name="L8">
                <text:list-item>
                  <text:p text:style-name="P14"><text:a xlink:type="simple" xlink:href="#a-affordances-mediation-tads" text:style-name="Internet_20_link" text:visited-style-name="Visited_20_Internet_20_Link"><text:span text:style-name="Definition">2.a Affordances, Mediation, TADS,</text:span></text:a></text:p>
                </text:list-item>
                <text:list-item>
                  <text:p text:style-name="P14"><text:a xlink:type="simple" xlink:href="#instrumental-agency" text:style-name="Internet_20_link" text:visited-style-name="Visited_20_Internet_20_Link"><text:span text:style-name="Definition">Instrumental Agency</text:span></text:a></text:p>
                </text:list-item>
                <text:list-item>
                  <text:p text:style-name="P14"><text:a xlink:type="simple" xlink:href="#transformational-agency" text:style-name="Internet_20_link" text:visited-style-name="Visited_20_Internet_20_Link"><text:span text:style-name="Definition">Transformational Agency</text:span></text:a></text:p>
                </text:list-item>
                <text:list-item>
                  <text:p text:style-name="P14"><text:a xlink:type="simple" xlink:href="#c---relational-agency-in-emergent-activities-in-emergent-cultural-context---3rd-spaces-idiocultures-and-repertoires" text:style-name="Internet_20_link" text:visited-style-name="Visited_20_Internet_20_Link"><text:span text:style-name="Definition">2c - Relational Agency in emergent activities in emergent cultural context - 3rd Spaces, idiocultures, and repertoires</text:span></text:a></text:p>
                  <text:list text:style-name="L9">
                    <text:list-item>
                      <text:p text:style-name="P15"><text:a xlink:type="simple" xlink:href="#observations-on-repertoires" text:style-name="Internet_20_link" text:visited-style-name="Visited_20_Internet_20_Link"><text:span text:style-name="Definition">Observations on repertoires</text:span></text:a></text:p>
                      <text:list text:style-name="L10">
                        <text:list-item>
                          <text:p text:style-name="P16"><text:a xlink:type="simple" xlink:href="#linking-repertoires-to-my-study-learning-design-designing-for-agency" text:style-name="Internet_20_link" text:visited-style-name="Visited_20_Internet_20_Link"><text:span text:style-name="Definition">Linking repertoires to my study / learning design &amp; designing for agency</text:span></text:a></text:p>
                        </text:list-item>
                      </text:list>
                    </text:list-item>
                    <text:list-item>
                      <text:p text:style-name="P15"><text:a xlink:type="simple" xlink:href="#exploring-design-features-which-support-identity-development-in-the-emerging-game-making-community" text:style-name="Internet_20_link" text:visited-style-name="Visited_20_Internet_20_Link"><text:soft-page-break/><text:span text:style-name="Definition">Exploring design features which support identity development in the emerging game making community</text:span></text:a></text:p>
                      <text:list text:style-name="L11">
                        <text:list-item>
                          <text:p text:style-name="P17"><text:a xlink:type="simple" xlink:href="#use-of-gdps-in-supporting-social-and-cultural-repertoires-of-practice" text:style-name="Internet_20_link" text:visited-style-name="Visited_20_Internet_20_Link"><text:span text:style-name="Definition">Use of GDPs in supporting social and cultural repertoires of practice</text:span></text:a></text:p>
                        </text:list-item>
                        <text:list-item>
                          <text:p text:style-name="P17"><text:a xlink:type="simple" xlink:href="#playtesting-as-a-suitable-medium-for-emerging-activities-creating-third-spaces" text:style-name="Internet_20_link" text:visited-style-name="Visited_20_Internet_20_Link"><text:span text:style-name="Definition">Playtesting as a suitable medium for emerging activities creating third spaces</text:span></text:a></text:p>
                        </text:list-item>
                        <text:list-item>
                          <text:p text:style-name="P17"><text:a xlink:type="simple" xlink:href="#the-introduction-of-maker-types-and-side-missions-as-affordances-of-my-pedagogy-to-legitimise-diversity" text:style-name="Internet_20_link" text:visited-style-name="Visited_20_Internet_20_Link"><text:span text:style-name="Definition">The introduction of maker types and side missions as affordances of my pedagogy to legitimise diversity</text:span></text:a></text:p>
                        </text:list-item>
                      </text:list>
                    </text:list-item>
                    <text:list-item>
                      <text:p text:style-name="P15"><text:a xlink:type="simple" xlink:href="#examining-complexity-within-identity-formation-and-specialisation" text:style-name="Internet_20_link" text:visited-style-name="Visited_20_Internet_20_Link"><text:span text:style-name="Definition">Examining complexity within identity formation and specialisation</text:span></text:a></text:p>
                    </text:list-item>
                  </text:list>
                </text:list-item>
                <text:list-item>
                  <text:p text:style-name="P14"><text:a xlink:type="simple" xlink:href="#metaphors-as-a-way-to-explore-conceptions-of-agency-within-digital-making" text:style-name="Internet_20_link" text:visited-style-name="Visited_20_Internet_20_Link"><text:span text:style-name="Definition">Metaphors as a way to explore conceptions of agency within digital making</text:span></text:a></text:p>
                  <text:list text:style-name="L12">
                    <text:list-item>
                      <text:p text:style-name="P18"><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8"><text:a xlink:type="simple" xlink:href="#spaces-to-play---playgrounds-and-jam-sessions" text:style-name="Internet_20_link" text:visited-style-name="Visited_20_Internet_20_Link"><text:span text:style-name="Definition">Spaces to play - playgrounds and jam sessions</text:span></text:a></text:p>
                    </text:list-item>
                    <text:list-item>
                      <text:p text:style-name="P18"><text:a xlink:type="simple" xlink:href="#synthesis---a-complex-view-of-agency-and-repertoires-development-within-idiocultures-3rd-spaces---park-from-a-bit-and-come-back-to-this." text:style-name="Internet_20_link" text:visited-style-name="Visited_20_Internet_20_Link"><text:span text:style-name="Definition">Synthesis - A complex view of agency and repertoires development within Idiocultures / 3rd spaces - PARK FROM A BIT AND COME BACK TO THIS.</text:span></text:a></text:p>
                    </text:list-item>
                  </text:list>
                </text:list-item>
              </text:list>
            </text:list-item>
            <text:list-item>
              <text:p text:style-name="P8"><text:a xlink:type="simple" xlink:href="#part-three-synthesis-contributions-to-the-field" text:style-name="Internet_20_link" text:visited-style-name="Visited_20_Internet_20_Link"><text:span text:style-name="Definition">Part Three : Synthesis &amp; contributions to the field</text:span></text:a></text:p>
              <text:list text:style-name="L13">
                <text:list-item>
                  <text:p text:style-name="P19"><text:a xlink:type="simple" xlink:href="#gaps-in-existing-research." text:style-name="Internet_20_link" text:visited-style-name="Visited_20_Internet_20_Link"><text:span text:style-name="Definition">Gaps in existing research.</text:span></text:a></text:p>
                </text:list-item>
                <text:list-item>
                  <text:p text:style-name="P19"><text:a xlink:type="simple" xlink:href="#contribution-1---applied-pedagogy---structural-components" text:style-name="Internet_20_link" text:visited-style-name="Visited_20_Internet_20_Link"><text:span text:style-name="Definition">Contribution 1 - Applied pedagogy - structural components</text:span></text:a></text:p>
                  <text:list text:style-name="L14">
                    <text:list-item>
                      <text:p text:style-name="P20"><text:a xlink:type="simple" xlink:href="#summary-of-observations-contributions-of-novel-aspect-of-the-learning-design-perhaps-merge-with-below" text:style-name="Internet_20_link" text:visited-style-name="Visited_20_Internet_20_Link"><text:span text:style-name="Definition">Summary of observations contributions of novel aspect of the learning design (PERHAPS MERGE WITH BELOW)</text:span></text:a></text:p>
                    </text:list-item>
                  </text:list>
                </text:list-item>
                <text:list-item>
                  <text:p text:style-name="P19"><text:a xlink:type="simple" xlink:href="#contribution-2---the-focus-on-the-social-cultural-via-playtesting-etc" text:style-name="Internet_20_link" text:visited-style-name="Visited_20_Internet_20_Link"><text:span text:style-name="Definition">Contribution 2 - The focus on the social/ cultural via playtesting, etc</text:span></text:a></text:p>
                </text:list-item>
                <text:list-item>
                  <text:p text:style-name="P19"><text:a xlink:type="simple" xlink:href="#contribution-3---the-impact-of-the-dbr-fi-methodology_chapter-put-first" text:style-name="Internet_20_link" text:visited-style-name="Visited_20_Internet_20_Link"><text:span text:style-name="Definition">Contribution 3 - The impact of the DBR / FI methodology_chapter (PUT FIRST?)</text:span></text:a></text:p>
                </text:list-item>
                <text:list-item>
                  <text:p text:style-name="P19"><text:a xlink:type="simple" xlink:href="#contribution-4---the-interaction-of-flexible-deign-practices-the-collection-of-game-design-patterns-stepwise-scaffolding-of-learning-environments-on-participant-agency-framed-as-computational-fluency" text:style-name="Internet_20_link" text:visited-style-name="Visited_20_Internet_20_Link"><text:span text:style-name="Definition">Contribution 4 - The interaction of flexible deign practices, the collection of Game Design Patterns, stepwise scaffolding of learning environments on participant agency framed as computational fluency</text:span></text:a></text:p>
                </text:list-item>
              </text:list>
            </text:list-item>
            <text:list-item>
              <text:p text:style-name="P8"><text:a xlink:type="simple" xlink:href="#conclusion" text:style-name="Internet_20_link" text:visited-style-name="Visited_20_Internet_20_Link"><text:span text:style-name="Definition">Conclusion</text:span></text:a></text:p>
            </text:list-item>
            <text:list-item>
              <text:p text:style-name="P8"><text:a xlink:type="simple" xlink:href="#to-move-or-drop-from-chapter" text:style-name="Internet_20_link" text:visited-style-name="Visited_20_Internet_20_Link"><text:span text:style-name="Definition">TO MOVE OR DROP FROM CHAPTER</text:span></text:a></text:p>
              <text:list text:style-name="L15">
                <text:list-item>
                  <text:p text:style-name="P21"><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8"><text:a xlink:type="simple" xlink:href="#notes---moved-to-the-end-for-review" text:style-name="Internet_20_link" text:visited-style-name="Visited_20_Internet_20_Link"><text:span text:style-name="Definition">Notes - MOVED TO THE END FOR REVIEW</text:span></text:a></text:p>
              <text:list text:style-name="L16">
                <text:list-item>
                  <text:p text:style-name="P22"><text:a xlink:type="simple" xlink:href="#on-fluency" text:style-name="Internet_20_link" text:visited-style-name="Visited_20_Internet_20_Link"><text:span text:style-name="Definition">On Fluency</text:span></text:a></text:p>
                </text:list-item>
                <text:list-item>
                  <text:p text:style-name="P22"><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8"><text:a xlink:type="simple" xlink:href="#removed-in-jan---find-home" text:style-name="Internet_20_link" text:visited-style-name="Visited_20_Internet_20_Link"><text:span text:style-name="Definition">Removed in Jan - find home</text:span></text:a></text:p>
              <text:list text:style-name="L17">
                <text:list-item>
                  <text:p text:style-name="P23"><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23"><text:a xlink:type="simple" xlink:href="#moe" text:style-name="Internet_20_link" text:visited-style-name="Visited_20_Internet_20_Link"><text:span text:style-name="Definition">MoE</text:span></text:a></text:p>
                </text:list-item>
                <text:list-item>
                  <text:p text:style-name="P23"><text:a xlink:type="simple" xlink:href="#an-example-of-mini-tads---use-of-secondary-resources" text:style-name="Internet_20_link" text:visited-style-name="Visited_20_Internet_20_Link"><text:span text:style-name="Definition"><text:span text:style-name="T1">An example of mini TADS - use of secondary resources</text:span></text:span></text:a></text:p>
                </text:list-item>
              </text:list>
            </text:list-item>
            <text:list-item>
              <text:p text:style-name="P8"><text:a xlink:type="simple" xlink:href="#move-to-next-chapter-conclusion" text:style-name="Internet_20_link" text:visited-style-name="Visited_20_Internet_20_Link"><text:span text:style-name="Definition">Move to next chapter Conclusion</text:span></text:a></text:p>
              <text:list text:style-name="L18">
                <text:list-item>
                  <text:p text:style-name="P24"><text:a xlink:type="simple" xlink:href="#questions-and-conceptual-challenges-to-dissemination---move-perhaps-to-next-chapter" text:style-name="Internet_20_link" text:visited-style-name="Visited_20_Internet_20_Link"><text:span text:style-name="Definition">Questions and Conceptual challenges to dissemination - MOVE PERHAPS TO NEXT CHAPTER?</text:span></text:a></text:p>
                </text:list-item>
              </text:list>
            </text:list-item>
          </text:list>
        </text:list-item>
      </text:list>
      <text:h text:style-name="Heading_20_1" text:outline-level="1"><text:bookmark-start text:name="seeding-and-nurturing-community-game-making-practices-to-facilitate-learner-agency"/><text:soft-page-break/>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reformatted_20_Text">1. What contradictions arose in participation in this research’s game coding processes and how were they addressed?</text:p>
      <text:p text:style-name="Preformatted_20_Text">2. How does CHAT theory help us understand how game design patterns <text:s/>can be used in an evolving community of novice game makers?</text:p>
      <text:p text:style-name="Preformatted_20_Text">3. How can learners build agency in an evolving community of game makers? REVISE</text:p>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e previous chapters have explored both designed and fortuitous changes to the learning design that become adopted by the community.</text:p>
      <text:p text:style-name="Text_20_body">This chapter deepens analysis and discussion on RQ2 on the potential uses of GDPs and concludes with analysis and discussion on RQ3 addressing reflections on partcipant agency.</text:p>
      <text:p text:style-name="Text_20_body">Following Chapter 6’s presentation findings on how participants use GDPs, this chapter contains further discussion on this use GDPs , particularly in reference to the building of agency.</text:p>
      <text:p text:style-name="Text_20_body">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Text_20_body">This chapter has three main sections:</text:p>
      <text:list text:style-name="L19">
        <text:list-item>
          <text:p text:style-name="P25">Rising to concrete ; Conceptions of abstract and concrete present in computing and digital making research: ultimately, proposing design patterns as a intermediate-level, pedagogical framework compared to computational thinking.</text:p>
        </text:list-item>
      </text:list>
      <text:list text:style-name="L20">
        <text:list-item>
          <text:p text:style-name="P26">Socio cultural understandings of mediation and agency</text:p>
        </text:list-item>
      </text:list>
      <text:p text:style-name="First_20_paragraph">Socio cultural understandings of mediation and agency via TADS theory, particularly in relation to the abstract and concrete dimension (as a link )</text:p>
      <text:p text:style-name="Text_20_body">2.a via mediation and agency via TADS theory,</text:p>
      <text:p text:style-name="Text_20_body">2.b TAS, 3rd Spaces, Col, Fok, idiocultures etc.</text:p>
      <text:list text:style-name="L21">
        <text:list-item>
          <text:p text:style-name="P27">playtesting as a social process; play testing and embodied participation in the games of others - community concepts and norming behaviour emerging during playtesting</text:p>
        </text:list-item>
      </text:list>
      <text:p text:style-name="First_20_paragraph">DEVELOP CONCISE INTRO.</text:p>
      <text:list text:style-name="L22">
        <text:list-item>
          <text:p text:style-name="P28"><text:soft-page-break/>Synthesis in relation to Issues of inclusive pedagogy. UDL, UMC, MOE. This underline the entire motivation and design of the study. Returning therefore to a fundamental point of the study to explore how this help diverse learners in a challenging area to learn. Ending by suggesting UDL as a helpful framework,</text:p>
        </text:list-item>
      </text:list>
      <text:list text:style-name="L23">
        <text:list-item>
          <text:p text:style-name="P29">explore potential implications for facilitators and researchers on how to design for inclusion and agency - e.g. use of GDP collection as an intermediate pedagogical construct.</text:p>
        </text:list-item>
      </text:list>
      <text:p text:style-name="First_20_paragraph">The lens of inclusion and the alignment with UDL is relevant as a possible resolution to abstract / concrete tensions as a gateway to access diverse learner pathways and thus avoid an overly complex navigational framework thus reducing cogintive load.</text:p>
      <text:p text:style-name="Text_20_body">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P30">more intro material</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4">
        <text:list-item>
          <text:p text:style-name="P31">Recap, GDPs as a Germ cell, Exploring CHAT concepts of abstraction<text:line-break/></text:p>
        </text:list-item>
        <text:list-item>
          <text:p text:style-name="P31">Locating TADS in this perspective, via 3GAT concept of expansion via double stimulation and TADS</text:p>
        </text:list-item>
        <text:list-item>
          <text:p text:style-name="P31">Papert - pluralism &amp; the concrete</text:p>
        </text:list-item>
        <text:list-item>
          <text:p text:style-name="P31">then Waite Levels of abstraction - &amp; observations</text:p>
        </text:list-item>
        <text:list-item>
          <text:p text:style-name="P31">Then begin practical use of this take - tinkering pedagogy</text:p>
        </text:list-item>
      </text:list>
      <text:p text:style-name="First_20_paragraph">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ext:soft-page-break/>The previous chapter began to explore, through the lens of personal appropriation, to variety of abstract concepts and more concrete applications suitable for development via this learning design. This investigation has provoked careful reflection of abstract-concrete dimensions of emerging knowledge happening in the game making and digital making more generally.</text:p>
      <text:p text:style-name="Text_20_body">There are two main aspects of this. Firstly, the research process and the evolving design involve a process of rising to the concrete, identifying an abstraction of interest and then different concrete instantiations of it. Secondly, the abstract concrete tension runs as a theme through the literature of this domain. This section addresses both aspects.</text:p>
      <text:p text:style-name="Text_20_body">This section ends by unifying these threads with an proposal of GDPs as a mid-level construct, demonstrating their utility for both educational designers and researchers.</text:p>
      <text:h text:style-name="Heading_20_3" text:outline-level="3"><text:bookmark-start text:name="exploration-of-findings-in-relation-to-chat-conceptions-of-abstraction"/>Exploration of findings in relation to CHAT conceptions of abstraction<text:bookmark-end text:name="exploration-of-findings-in-relation-to-chat-conceptions-of-abstraction"/></text:h>
      <text:p text:style-name="First_20_paragraph">WHY IMPORTANT? LINK BACK HERE?</text:p>
      <text:p text:style-name="Text_20_body">To start, let us consider the nature of the abstraction of gameplay design patterns via Sannino’ <text:reference-mark-start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iZJEareUKM"/>(2011)<text:reference-mark-end text:name="ZOTERO_ITEM CSL_CITATION {&quot;citationID&quot;:&quot;kuuxfith&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iZJEareUKM"/> distinction between empirical and theoretical abstraction.</text:p>
      <text:p text:style-name="Preformatted_20_Text">"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text:p>
      <text:p text:style-name="Text_20_body"/>
      <text:p text:style-name="Text_20_body">The process of identifying and working with GDPs in this research process can be mapped as a dialectical process of moving (rising) to the concrete <text:reference-mark-start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JfBmoK3ZXr"/>(Sannino, 2011)<text:reference-mark-end text:name="ZOTERO_ITEM CSL_CITATION {&quot;citationID&quot;:&quot;pagduekd&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JfBmoK3ZXr"/>.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text:soft-page-break/>particular to this context.</text:p>
      <text:p text:style-name="P43">Rather than Germ Cell for learning designers the concept of strong concepts or intermediate concepts may be more relatable and applicable <text:reference-mark-start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rbtA2TGD28"/><text:span text:style-name="T7">(Höök and Löwgren, 2012; Barendregt et al., 2018)</text:span><text:reference-mark-end text:name="ZOTERO_ITEM CSL_CITATION {&quot;citationID&quot;:&quot;zhunukxh&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rbtA2TGD28"/></text:p>
      <text:p text:style-name="Text_20_body">And invites this discussion to turn to the role of conceptions of abstract and concrete in the process of designing for learning, with a particular focus on the concern of this study of participant agency.</text:p>
      <text:p text:style-name="Text_20_body">While the educational use of design patterns and has been explored in other settings via research, the focus has been on professional rather than novice learners.</text:p>
      <text:h text:style-name="Heading_20_3" text:outline-level="3"><text:bookmark-start text:name="exploration-of-gdps-as-mid-level-construct-in-relation-to-other-conceptions-of-abstraction-in-computing-education-research"/>Exploration of GDPs as mid-level construct in relation to other conceptions of abstraction in computing education research<text:bookmark-end text:name="exploration-of-gdps-as-mid-level-construct-in-relation-to-other-conceptions-of-abstraction-in-computing-education-research"/></text:h>
      <text:h text:style-name="Heading_20_4" text:outline-level="4"><text:bookmark-start text:name="design-patterns-as-a-intermediate-level-pedagogical-framework---the-hypothesis"/>Design patterns as a intermediate-level, pedagogical framework - THE HYPOTHESIS<text:bookmark-end text:name="design-patterns-as-a-intermediate-level-pedagogical-framework---the-hypothesis"/></text:h>
      <text:p text:style-name="First_20_paragraph">This direction of the findings of the last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P3">A similar interpretation is adopted by a grouping of HCI researchers exploring the value of “intermediate-level concepts” <text:reference-mark-start text:name="ZOTERO_ITEM CSL_CITATION {&quot;citationID&quot;:&quot;jbalbgzx&quot;,&quot;properties&quot;:{&quot;formattedCitation&quot;:&quot;(H\\uc0\\u246{}\\uc0\\u246{}k and L\\uc0\\u246{}wgren, 2012; Barendregt et al., 2018)&quot;,&quot;plainCitation&quot;:&quot;(Höök and Löwgren, 2012; 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SYmhZq33BX"/><text:span text:style-name="T7">(Höök and Löwgren, 2012; Barendregt et al., 2018)</text:span><text:reference-mark-end text:name="ZOTERO_ITEM CSL_CITATION {&quot;citationID&quot;:&quot;jbalbgzx&quot;,&quot;properties&quot;:{&quot;formattedCitation&quot;:&quot;(H\\uc0\\u246{}\\uc0\\u246{}k and L\\uc0\\u246{}wgren, 2012; Barendregt et al., 2018)&quot;,&quot;plainCitation&quot;:&quot;(Höök and Löwgren, 2012; 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SYmhZq33BX"/>, as a form of “representation of knowledge in-between general theories and particular artefacts in terms of abstraction and generalizability” <text:reference-mark-start text:name="ZOTERO_ITEM CSL_CITATION {&quot;citationID&quot;:&quot;yyshtqjr&quot;,&quot;properties&quot;:{&quot;formattedCitation&quot;:&quot;(Eriksson et al., 2019:15)&quot;,&quot;plainCitation&quot;:&quot;(Eriksson et al., 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prefix&quot;:&quot;&quot;}],&quot;schema&quot;:&quot;https://github.com/citation-style-language/schema/raw/master/csl-citation.json&quot;} RNDqyNjzwd0Zl"/>(Eriksson et al., 2019:15)<text:reference-mark-end text:name="ZOTERO_ITEM CSL_CITATION {&quot;citationID&quot;:&quot;yyshtqjr&quot;,&quot;properties&quot;:{&quot;formattedCitation&quot;:&quot;(Eriksson et al., 2019:15)&quot;,&quot;plainCitation&quot;:&quot;(Eriksson et al., 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prefix&quot;:&quot;&quot;}],&quot;schema&quot;:&quot;https://github.com/citation-style-language/schema/raw/master/csl-citation.json&quot;} RNDqyNjzwd0Zl"/>. Höök and Löwgren <text:reference-mark-start text:name="ZOTERO_ITEM CSL_CITATION {&quot;citationID&quot;:&quot;prwlykv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JTbi1UmHAK"/><text:span text:style-name="T7">(Höök and Löwgren, 2012)</text:span><text:reference-mark-end text:name="ZOTERO_ITEM CSL_CITATION {&quot;citationID&quot;:&quot;prwlykv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JTbi1UmHAK"/> illustrate this <text:span text:style-name="T2">midway</text:span> concepts as heuristics or design patterns between concrete instances of products and more general theories e.g. constructivism <text:reference-mark-start text:name="ZOTERO_ITEM CSL_CITATION {&quot;citationID&quot;:&quot;huhlfeho&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A4p6Zv3KSl"/>(Stolterman and Wiberg, 2010)<text:reference-mark-end text:name="ZOTERO_ITEM CSL_CITATION {&quot;citationID&quot;:&quot;huhlfeho&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A4p6Zv3KSl"/>.</text:p>
      <text:p text:style-name="Text_20_body">The work of Eriksson et al. <text:reference-mark-start text:name="ZOTERO_ITEM CSL_CITATION {&quot;citationID&quot;:&quot;jtjhgpgd&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jul46pzYfd"/>(2019:15)<text:reference-mark-end text:name="ZOTERO_ITEM CSL_CITATION {&quot;citationID&quot;:&quot;jtjhgpgd&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jul46pzYfd"/> using gameplay design patterns with young people draws inspiration from this research on value of design patterns.</text:p>
      <text:p text:style-name="Text_20_body">An alignment in this framing from the design research community with CHAT interpretation of the utility of a germ cell construct can be made in terms of the utility of the process and the process of divining a abstract enough germ cell to merit application in other instances.</text:p>
      <text:p text:style-name="Text_20_body">However, given that the area of research in which this is carried out is CCI rather than that of learning computer programming or game making, it is value to examine types of abstract / concrete framework in this area.</text:p>
      <text:p text:style-name="Text_20_body">Additionally, it is important to ask who these frameworks are aimed at.</text:p>
      <text:h text:style-name="Heading_20_4" text:outline-level="4"><text:bookmark-start text:name="purpose-of-the-frameworks-being-addressed-is-also-relevant."/><text:soft-page-break/>Purpose of the frameworks being addressed is also relevant.<text:bookmark-end text:name="purpose-of-the-frameworks-being-addressed-is-also-relevant."/></text:h>
      <text:p text:style-name="First_20_paragraph">Before further analysis on semantic waves, and types of abstract / concrete framework</text:p>
      <text:p text:style-name="Text_20_body">This is the motivational aspect of framework?</text:p>
      <text:list text:style-name="L25">
        <text:list-item>
          <text:p text:style-name="P32">As a research framework - Eriksson et al.</text:p>
        </text:list-item>
        <text:list-item>
          <text:p text:style-name="P32">A facilitator / design framework -</text:p>
        </text:list-item>
        <text:list-item>
          <text:p text:style-name="P32">as a participant framework for navigation and goal formation as explored in the previous chapter.</text:p>
        </text:list-item>
      </text:list>
      <text:p text:style-name="First_20_paragraph">Addressing the first aspect, the process of rising the concrete outlined above is helpful not just for analysis (a) but also for ongoing pedagogical design (b).</text:p>
      <text:p text:style-name="Text_20_body">The third aspect c, can be returned to, but where and when in this chapter? Points follow: - the link with the experienced feature of the game / product as a framework increases inclusive nature of process (later?)</text:p>
      <text:p text:style-name="Text_20_body">PERHAPS MOVE THIS TO NEXT SECTION What about semantic waves and movement. How explicit does the understanding of the motion between poles need to be? For example in my design, it is not very explicit of guided towards. However, this may be different in different UK computing settings.</text:p>
      <text:p text:style-name="Text_20_body">This potential non-alignment with UK non-formal may be a limitation in the take up of this research.</text:p>
      <text:h text:style-name="Heading_20_4" text:outline-level="4"><text:bookmark-start text:name="types-of-abstraction-in-frameworks---recalling-definitions-or-lack-of-clear-definitions"/>Types of abstraction in frameworks - recalling definitions or lack of clear definitions<text:bookmark-end text:name="types-of-abstraction-in-frameworks---recalling-definitions-or-lack-of-clear-definitions"/></text:h>
      <text:p text:style-name="First_20_paragraph"><text:span text:style-name="T1">More concrete CT</text:span> Q: What is abstraction and who useful for?</text:p>
      <text:p text:style-name="Text_20_body">The term abstraction has varied interpretation even within the field of computer science education <text:reference-mark-start text:name="ZOTERO_ITEM CSL_CITATION {&quot;citationID&quot;:&quot;gutrzqtc&quot;,&quot;properties&quot;:{&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lUjEH7iC8G"/>(Hazzan, 2002)<text:reference-mark-end text:name="ZOTERO_ITEM CSL_CITATION {&quot;citationID&quot;:&quot;gutrzqtc&quot;,&quot;properties&quot;:{&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lUjEH7iC8G"/>.</text:p>
      <text:p text:style-name="Text_20_body">It is of a value to return to, what exactly is meant by the abstract within existing pedagogies in this domain explore this area. To do this we can turn to concepts explored in Chapters 1 and 2: computational thinking, Papert and Turkle’s concept of epistemological pluralism and bricolage approach and the concept of levels of abstraction (LOA)</text:p>
      <text:h text:style-name="Heading_20_5" text:outline-level="5"><text:bookmark-start text:name="computational-thinking"/>Computational thinking<text:bookmark-end text:name="computational-thinking"/></text:h>
      <text:p text:style-name="First_20_paragraph">In this research, I conceptualised such less practical abstraction as that represented by Wing’s interpretation of computational thinking. Which as explored in Chapter 2 is a more abstract definition can be see as overarching computing principles with cross over to high level structural design approaches.</text:p>
      <text:p text:style-name="Text_20_body">While Wing’s emphasis on the importance of the explicit teaching of skills of decomposition, pattern recognition, abstraction, and algorithmic thinking, contribution on computational thinking is more theoretical than applied. Begs question how do you teach computation thinking <text:soft-page-break/>in most abstract way via explicit teaching. Grover <text:reference-mark-start text:name="ZOTERO_ITEM CSL_CITATION {&quot;citationID&quot;:&quot;ezfxdzbw&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YIOzEBotGK"/>(Grover and Pea, 2013, 2017)<text:reference-mark-end text:name="ZOTERO_ITEM CSL_CITATION {&quot;citationID&quot;:&quot;ezfxdzbw&quot;,&quot;properties&quot;:{&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uffix&quot;:&quot;&quot;}],&quot;schema&quot;:&quot;https://github.com/citation-style-language/schema/raw/master/csl-citation.json&quot;} RNDYIOzEBotGK"/>, Guzdial <text:reference-mark-start text:name="ZOTERO_ITEM CSL_CITATION {&quot;citationID&quot;:&quot;oplrcnth&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iBDEM8M3WS"/>(Guzdial, 2015)<text:reference-mark-end text:name="ZOTERO_ITEM CSL_CITATION {&quot;citationID&quot;:&quot;oplrcnth&quot;,&quot;properties&quot;:{&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uffix&quot;:&quot;&quot;}],&quot;schema&quot;:&quot;https://github.com/citation-style-language/schema/raw/master/csl-citation.json&quot;} RNDiBDEM8M3WS"/>- offer explicit techniques linked with computer coding. Bell and colleagues <text:reference-mark-start text:name="ZOTERO_ITEM CSL_CITATION {&quot;citationID&quot;:&quot;vztxzrme&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9RveoXDNaN"/>(Bell and Lodi, 2019)<text:reference-mark-end text:name="ZOTERO_ITEM CSL_CITATION {&quot;citationID&quot;:&quot;vztxzrme&quot;,&quot;properties&quot;:{&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uffix&quot;:&quot;&quot;}],&quot;schema&quot;:&quot;https://github.com/citation-style-language/schema/raw/master/csl-citation.json&quot;} RND9RveoXDNaN"/> explore the process of unplugged activities, exploring abstract CT concepts without using computers or coding.</text:p>
      <text:p text:style-name="Text_20_body">This learning design takes a fundamentally different approach. Abstract aspects of CT are strongly scaffolded, i.e. the process of code decomposition via the pre-existing functions in the code template, and abstraction again in template via the graphical design tool. The process of abstraction is also present, indeed it is present in the the last section addressing the process of moving from concrete exploration to an abstract germ cell of GDP use. The subsequent structuring of the of core learning design around a collection of GDPs coupling description and implementation also involves the processes of decomposition and pattern recognition. Thus, while the process was collaborative in goal formation the heavy lifting was carried out by myself, a decision justified by focusing on more relational elements of the learning design aligned with the RQ3. In this context, Wing’s CT framework describes some of the processes I have undertaken as a learning designer and researcher, but is less relevant to participants.</text:p>
      <text:p text:style-name="Text_20_body"><text:span text:style-name="T1">More concrete CT</text:span>: As explored in the appendix on learning map, the more concrete elements of CT definition <text:reference-mark-start text:name="ZOTERO_ITEM CSL_CITATION {&quot;citationID&quot;:&quot;gbqfqnzh&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QJw67FOA2o"/>(Brennan and Resnick, 2012)<text:reference-mark-end text:name="ZOTERO_ITEM CSL_CITATION {&quot;citationID&quot;:&quot;gbqfqnzh&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QJw67FOA2o"/>, which exist on a more applied level, are readily observed in the data as explored in the following section.</text:p>
      <text:h text:style-name="Heading_20_5" text:outline-level="5"><text:bookmark-start text:name="levels-of-abstraction"/>Levels of Abstraction<text:bookmark-end text:name="levels-of-abstraction"/></text:h>
      <text:p text:style-name="First_20_paragraph">While Waite and colleagues also propose that abstraction should be explicitly taught, even to younger pupils <text:reference-mark-start text:name="ZOTERO_ITEM CSL_CITATION {&quot;citationID&quot;:&quot;aipvgrmm&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Jp28YEU3lb"/>(Waite et al., 2016)<text:reference-mark-end text:name="ZOTERO_ITEM CSL_CITATION {&quot;citationID&quot;:&quot;aipvgrmm&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Jp28YEU3lb"/>, their approach to abstraction <text:reference-mark-start text:name="ZOTERO_ITEM CSL_CITATION {&quot;citationID&quot;:&quot;epqsitfx&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qgzuAagMGt"/>(Waite et al., 2018a)<text:reference-mark-end text:name="ZOTERO_ITEM CSL_CITATION {&quot;citationID&quot;:&quot;epqsitfx&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qgzuAagMGt"/> is distinct from that just tackled in that it is grounded in an operationalised computational model distinguishing levels of abstract to concrete,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D&quot;:&quot;joprhuhi&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jdb8P725Nz"/>(Waite et al., 2018a)<text:reference-mark-end text:name="ZOTERO_ITEM CSL_CITATION {&quot;citationID&quot;:&quot;joprhuhi&quot;,&quot;properties&quot;:{&quot;formattedCitation&quot;:&quot;(Waite et al., 2018a)&quot;,&quot;plainCitation&quot;:&quot;(Waite et al., 2018a)&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jdb8P725Nz"/>. Wing’s CT concepts within the LOA model would lie in the design level.</text:p>
      <text:p text:style-name="Text_20_body">Their advocacy for the utility of awareness of levels of abstraction, based on research indicating its efficacy to support learning programming <text:reference-mark-start text:name="ZOTERO_ITEM CSL_CITATION {&quot;citationID&quot;:&quot;sdrjuyxw&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ojbSiB83my"/>(Cutts et al., 2012; Statter and Armoni, 2016)<text:reference-mark-end text:name="ZOTERO_ITEM CSL_CITATION {&quot;citationID&quot;:&quot;sdrjuyxw&quot;,&quot;properties&quot;:{&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suf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schema&quot;:&quot;https://github.com/citation-style-language/schema/raw/master/csl-citation.json&quot;} RNDojbSiB83my"/>, states the value of learners knowing at what level of abstraction they are operating and a fluency of movement between the levels. Waite and Sentence’s later work synthesised this approach with interpretation of levels of abstraction and semantic waves in a computing education aligned with a UK curricular context <text:reference-mark-start text:name="ZOTERO_ITEM CSL_CITATION {&quot;citationID&quot;:&quot;hwmmwmhe&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tkO0piq1Wu"/>(Sentance and Waite, 2017)<text:reference-mark-end text:name="ZOTERO_ITEM CSL_CITATION {&quot;citationID&quot;:&quot;hwmmwmhe&quot;,&quot;properties&quot;:{&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tkO0piq1Wu"/>. The focus of semantic waves aimed at teachers to help them design learning experiences which allow for participant shifts in LOA perspectives. </text:p>
      <text:p text:style-name="Text_20_body">Following Waite et al. interpretation, in the Use stage of the UMC model <text:reference-mark-start text:name="ZOTERO_ITEM CSL_CITATION {&quot;citationID&quot;:&quot;ddjiyxqv&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foq9VHVvNL"/>(Lee et al., 2011)<text:reference-mark-end text:name="ZOTERO_ITEM CSL_CITATION {&quot;citationID&quot;:&quot;ddjiyxqv&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foq9VHVvNL"/> (explored in Chapter 5 in relation to this research’s learning design), participants would be aware of the goal of the program, and the results. Subsequently, in the Modify stage they would become familiar with the design and code levels. Further analysis of my learning design in relation to the concept of LOA follows, after an exploration of abstract and concrete learning approaches in the work of Papert and colleagues in the following section.</text:p>
      <text:p text:style-name="Text_20_body"><text:soft-page-break/>Turning to a synthesis of my finding with those of Waite et al on levels of abstraction,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Level</text:p>
            </table:table-cell>
            <table:table-cell table:style-name="Table1.A1" office:value-type="string">
              <text:p text:style-name="P6">Focus</text:p>
            </table:table-cell>
            <table:table-cell table:style-name="Table1.A1" office:value-type="string">
              <text:p text:style-name="P6">Example</text:p>
            </table:table-cell>
          </table:table-row>
        </table:table-header-rows>
        <table:table-row>
          <table:table-cell table:style-name="Table1.A1" office:value-type="string">
            <text:p text:style-name="P5">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5">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5">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text:p>
          </table:table-cell>
        </table:table-row>
        <table:table-row>
          <table:table-cell table:style-name="Table1.A1" office:value-type="string">
            <text:p text:style-name="P5">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7pxAwWzyDg"/>(Waite et al., 2018b)<text:reference-mark-end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7pxAwWzyDg"/></text:p>
      <text:p text:style-name="Text_20_body">With this focus, we can analyse my learning design where movement between layers of abstraction and concrete is happening.</text:p>
      <text:p text:style-name="Text_20_body">However, this is not a neat semantic sine wave. Specifically the flexible nature of the design practices shows shifting rapidly and sometimes chaotically.</text:p>
      <text:h text:style-name="Heading_20_5" text:outline-level="5"><text:bookmark-start text:name="epistemological-pluralism-bricolage-microworlds"/>Epistemological pluralism, bricolage &amp; Microworlds<text:bookmark-end text:name="epistemological-pluralism-bricolage-microworlds"/></text:h>
      <text:p text:style-name="First_20_paragraph">In Chapter 2 the concepts and legacy of Papert and Turkle’s <text:reference-mark-start text:name="ZOTERO_ITEM CSL_CITATION {&quot;citationID&quot;:&quot;lvkgisqz&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7axIaRD3Bo"/>(1990)<text:reference-mark-end text:name="ZOTERO_ITEM CSL_CITATION {&quot;citationID&quot;:&quot;lvkgisqz&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7axIaRD3Bo"/> exploration of diversity in coding approaches which the call epistemological pluralism. The focus here is on their championing of approaches beyond the dominant formal/ abstract approach that “emphasizes control and through structure and planning” <text:reference-mark-start text:name="ZOTERO_ITEM CSL_CITATION {&quot;citationID&quot;:&quot;sblzsfmw&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f9W3NW87OJ"/>(Papert and Turkle, 1990:134)<text:reference-mark-end text:name="ZOTERO_ITEM CSL_CITATION {&quot;citationID&quot;:&quot;sblzsfmw&quot;,&quot;properties&quot;:{&quot;formattedCitation&quot;:&quot;(Papert and Turkle, 1990:134)&quot;,&quot;plainCitation&quot;:&quot;(Papert and Turkle, 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prefix&quot;:&quot;&quot;}],&quot;schema&quot;:&quot;https://github.com/citation-style-language/schema/raw/master/csl-citation.json&quot;} RNDf9W3NW87OJ"/>. This approach which can be characterised by the following: a top-down design processing involving extensively planning prior to coding, explicit teaching of language principles and syntax, coding from scratch rather than altering existing products. To counter this dominance, Papert and Turkle <text:reference-mark-start text:name="ZOTERO_ITEM CSL_CITATION {&quot;citationID&quot;:&quot;urldppn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s0sIml1VG"/>(1990)<text:reference-mark-end text:name="ZOTERO_ITEM CSL_CITATION {&quot;citationID&quot;:&quot;urldppnp&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s0sIml1VG"/> highlighted the value of a more concrete computing pedagogy, likening the process to bricolage, a craft based approach where participants become very familiar with their tools and materials. The authors exploration of the types of coders as either Planners or Bricoleurs aligns with two aspects of the making styles explored briefly in Chapter 5. Bricoleur types are describes as preferring to stay in closer contact with the a concrete sense of the outcomes even to the expense of programming efficiency of neatness of code.</text:p>
      <text:p text:style-name="Text_20_body"><text:soft-page-break/>This recognition and advocacy for the bricolage approach, seemingly also also challenge Waite’s research on the importance of alternating between abstract and concrete dimensions present in research on semantic waves, and the value of participants being aware of the level of abstraction at which they are working.</text:p>
      <text:p text:style-name="Text_20_body">My research is relevant here in that my observations show many of my participants operating as bricoleurs, feeling their way through their game making via smaller scale iteration (a process encouraged by the learning design). My findings show that, the shifts in LOA Waite advocate are present in this bricolage process. Shifts between conceptions of goals, implementation in code structures, and observations of results are happening.</text:p>
      <text:p text:style-name="Text_20_body">What is different is from a Papert, and perhaps Wing’s concept of a top down planner, is the level of abstraction present at the design level of the LOA framework. Bricoleurs avoid structures which take them away from the concrete via abstraction processes.</text:p>
      <text:p text:style-name="Text_20_body">Papert’s focus on Microworlds using the LOGO language as a vehicle to make concrete previously abstract mathematical concepts, seems to locate the exploration of abstract knowledge as a learning goal. My design process aligns with the rational of Microworld design, in that I have already undertaken some of that abstraction or blackboxing in the starting template.</text:p>
      <text:p text:style-name="Text_20_body">THIS NEEDS WORK - MORE ON MY EXAMPLES - CHECK BELOW TO MOVE UP?</text:p>
      <text:p text:style-name="Text_20_body">A careful examination of the literature is needed here to catch the complexities present. The celebration here is of pluralism rather than the culturally prevalent one privileging abstraction. Abstraction is not seen as undesirable.</text:p>
      <text:p text:style-name="Text_20_body">This, can be perhaps profitably explored using the concept of leading activity, which in this case is play rather than instruction, and is led by the child rather than the teacher.</text:p>
      <text:h text:style-name="Heading_20_3" text:outline-level="3"><text:bookmark-start text:name="observations-on-abstract-concrete-dimensions-in-my-data-related-to-gameplay-design-patterns."/>Observations on abstract / concrete dimensions in my data related to gameplay design patterns.<text:bookmark-end text:name="observations-on-abstract-concrete-dimensions-in-my-data-related-to-gameplay-design-patterns."/></text:h>
      <text:list text:style-name="L26">
        <text:list-item>
          <text:p text:style-name="P33">positioning as intermediate</text:p>
        </text:list-item>
        <text:list-item>
          <text:p text:style-name="P33">looking at distinction in different studies in context</text:p>
        </text:list-item>
      </text:list>
      <text:p text:style-name="First_20_paragraph">I now returning to the proposal of GDPs as a useful intermediate level framework, given the framing of abstract in summary above, and explore this proposal using the findings of my research process.</text:p>
      <text:p text:style-name="P30">positioning as intermediate</text:p>
      <text:p text:style-name="Text_20_body">Let us first re-examine the utility of term intermediate framework <text:reference-mark-start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WMGud8YMvI"/>(Eriksson et al., 2019)<text:reference-mark-end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WMGud8YMvI"/>. Does the framework provided by GDPs sit between a more abstract theory and concrete implementation given? Waite’s conception of LOA would place the implementation of each GDP at the highest level of abstraction. Whereas the more potentially transferable concepts of Wing’s take of CT would form a candidate for a higher generalisable theory which GDPs sit between that and concrete implementation. In the research of Eriksson et al (and the others) on GDPs <text:reference-mark-start text:name="ZOTERO_ITEM CSL_CITATION {&quot;citationID&quot;:&quot;viffpcru&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YvIiJuPrwD"/>(2019)<text:reference-mark-end text:name="ZOTERO_ITEM CSL_CITATION {&quot;citationID&quot;:&quot;viffpcru&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YvIiJuPrwD"/>, the positioning as GDPs as an intermediate construct compared, the nature of the general <text:soft-page-break/>theories are not clearly articulated. At this stage it is of value to looking past a potentially arbitrary placing of these levels of a hierarchy, to investigate instead the core value of the intermediate nature of the framework in the context of my research.</text:p>
      <text:p text:style-name="Text_20_body">ANYTHING HERE ON REPENNING?</text:p>
      <text:p text:style-name="P30">The nature of intermediacy in the work of Eriksson et al and my own to framing analysis</text:p>
      <text:p text:style-name="Text_20_body">One of the more developed work in GDP as such a framework is in Eriksson et al. The context of their GDP study is distinct in that whereas the young people in the Stringforce study are making design suggestions to alter a game they are not making their own games by modifying computer code.</text:p>
      <text:p text:style-name="Text_20_body">This distinction is important as it drove a modification of their use of design patterns. Instead of a strongly coupled link between motivation, description and implementation articulated as a problem-solution structure which is present in convention conceptions of design patterns to focus only on descriptions of patterns rather than any detail of solution. In my design by contrast there is strong coupling between the role, description and implementation as illustrated by the structure of the supporting resources outlined in Chapter 5.</text:p>
      <text:p text:style-name="Text_20_body">This coupling bear examination in relation to the positioning of GDPs as a leading activity, as illustrated by my decision to treating the implementation of each GDPs as an activity system in itself. For participants, the framework of GDPs facilitates goal formation. Once engaged with this goal, participant can use the affordances of the design to traverse different LOA as articulated by Waite.</text:p>
      <text:p text:style-name="P30">Turning to the utility</text:p>
      <text:p text:style-name="Text_20_body">Eriksson et al. note the utility of GDP concepts in several dimensions: as a lingua franca between researchers and participants; to help framing of analysis; and to help the inspiration of participants. ADD MORE. It should be noted that the greater part of this analysis focuses the utility for on the researcher rather than that of participants.</text:p>
      <text:p text:style-name="Text_20_body">Thus following section develops this line of research, making more explicit the observed and potential uses of GDPS in participant game making by participants, facilitators/teachers and researchers.</text:p>
      <text:h text:style-name="Heading_20_4" text:outline-level="4"><text:bookmark-start text:name="addressing-utility-for-participants"/>Addressing utility for participants<text:bookmark-end text:name="addressing-utility-for-participants"/></text:h>
      <text:p text:style-name="First_20_paragraph">Recapping previous examples in vignettes. etc.</text:p>
      <text:p text:style-name="Text_20_body">In computing eduction pattern based instruction has benefits of making complex problems more modular and concrete <text:reference-mark-start text:name="ZOTERO_ITEM CSL_CITATION {&quot;citationID&quot;:&quot;ajjhtgq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llrK1sdaXU"/>(Muller et al., 2004; Waite and Sentance, 2021)<text:reference-mark-end text:name="ZOTERO_ITEM CSL_CITATION {&quot;citationID&quot;:&quot;ajjhtgq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llrK1sdaXU"/>.</text:p>
      <text:p text:style-name="Text_20_body">In terms of participant experiences, it is clear from this chapters findings that learners <text:span text:style-name="T2">are</text:span> shifting between LOA without explicit in the process of the use of and contribution to this learning design.</text:p>
      <text:p text:style-name="Text_20_body"><text:soft-page-break/>The last chapter outlined the potential of GDP concepts, especially used within playtesting, to support these participant shifts in perspective.</text:p>
      <text:p text:style-name="Text_20_body">Of particular relevance regarding the utility for learners in this domain of abstract/concrete domain would be in</text:p>
      <text:list text:style-name="L27">
        <text:list-item>
          <text:p text:style-name="P34">Goal formation - in ideation, prioritisation.</text:p>
        </text:list-item>
        <text:list-item>
          <text:p text:style-name="P34">Navigation, structuring of resources and docs - and in a holistic sense<text:line-break/></text:p>
        </text:list-item>
        <text:list-item>
          <text:p text:style-name="P34">Division of Labour - at times the more abstract processes are left to the more competent partner</text:p>
        </text:list-item>
      </text:list>
      <text:p text:style-name="First_20_paragraph">Participant perspectives shift between the wider goal of making an engaging game for a real and imagined audience to a narrower goal of implementing a game design pattern and the technical actions and operations needed to complete it.</text:p>
      <text:p text:style-name="Text_20_body">Reflections in progression of design in P4 showed my reluctance to lead with or explicitly teach abstract concepts with CT. Further discussion on the dilemma of how explicit teaching of computational concepts should be in taken up in the following section addressing the perspective for designers / teachers.</text:p>
      <text:h text:style-name="Heading_20_4" text:outline-level="4"><text:bookmark-start text:name="addressing-utility-for-designers-teachers"/>Addressing utility for designers / teachers<text:bookmark-end text:name="addressing-utility-for-designers-teachers"/></text:h>
      <text:p text:style-name="First_20_paragraph">It follows that the concerns above are also relevant for designers who want to design for these aspects, and for facilitators and teachers in these fields.</text:p>
      <text:p text:style-name="Text_20_body">Turning to alignment with PBL research in (but perhaps not limited to) digital making,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qnkjsurd&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asMqfmefKu"/>(Barron et al., 1998:63)<text:reference-mark-end text:name="ZOTERO_ITEM CSL_CITATION {&quot;citationID&quot;:&quot;qnkjsurd&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asMqfmefKu"/>.</text:p>
      <text:p text:style-name="Text_20_body">My reflections /data support a proposition that there is utility for <text:span text:style-name="T1">facilitators</text:span> to be aware of the level of abstraction both that present in different elements of project learning design and that of the concepts that learners are working with.</text:p>
      <text:p text:style-name="Text_20_body">As a challenge to Waite’s initial statement on the value of explicitly teaching abstraction, my own notes and reflections (see appendix.learning in particular) map cautioned me against explicit teaching of abstraction and imposing shifts in perspectives for fear of interrupting the flow of participant making. In this context I judged the imposition of an additional goal of understanding abstract curricular concepts as potentially counter productive to the overall aim of acculturation to game making tools and processes and developing an inclusive idioculture.</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grweirwq&quot;,&quot;properties&quot;:{&quot;formattedCitation&quot;:&quot;(Waite et al., 2018a:21)&quot;,&quot;plainCitation&quot;:&quot;(Waite et al., 2018a: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eb3wm9ccdi"/>(Waite et al., 2018a:21)<text:reference-mark-end text:name="ZOTERO_ITEM CSL_CITATION {&quot;citationID&quot;:&quot;grweirwq&quot;,&quot;properties&quot;:{&quot;formattedCitation&quot;:&quot;(Waite et al., 2018a:21)&quot;,&quot;plainCitation&quot;:&quot;(Waite et al., 2018a: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eb3wm9ccdi"/>. However, given that Waite’s subsequent research does not include examples of activity explicitly teaching abstraction <text:reference-mark-start text:name="ZOTERO_ITEM CSL_CITATION {&quot;citationID&quot;:&quot;swotygyo&quot;,&quot;properties&quot;:{&quot;formattedCitation&quot;:&quot;(Waite et al., 2018a; Sentance et al., 2019a, 2019b)&quot;,&quot;plainCitation&quot;:&quot;(Waite et al., 2018a; Sentance et al., 2019a, 2019b)&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P33ugVPMIy"/>(Waite et al., 2018a; Sentance et al., 2019a, 2019b)<text:reference-mark-end text:name="ZOTERO_ITEM CSL_CITATION {&quot;citationID&quot;:&quot;swotygyo&quot;,&quot;properties&quot;:{&quot;formattedCitation&quot;:&quot;(Waite et al., 2018a; Sentance et al., 2019a, 2019b)&quot;,&quot;plainCitation&quot;:&quot;(Waite et al., 2018a; Sentance et al., 2019a, 2019b)&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P33ugVPMIy"/>, what counts as explicit teaching of abstraction is not clear.</text:p>
      <text:p text:style-name="Text_20_body"><text:soft-page-break/>This question returns us to issues of how much such abstraction and other elements of abstract CT are concepts that need to be explicitly taught or something which is picked up an embedded skill through a more bricolage approach.</text:p>
      <text:p text:style-name="Text_20_body">As explored in Chapter 2 the literature review paints a very mixed picture in this regard and while it is problematised in relation to agency development later, this research doesn’t negate the value of explicit teaching of computational thinking,</text:p>
      <text:p text:style-name="Text_20_body">However this research contends that GDPs are a more suitable accessible framework than that of computational thinking when making games and as such should be the leading and guiding pedagogical framework. If a knowledge of CT is needed by the learning context then it could be profitably explored in other ways. For example, developing resources suitable for such reflection, for instance a learning map to be used by participants and teachers as explred in P4 . Linking from docs to descriptions of the characteristics. Thus not a leading pedagogical framework but a map of possible skills and concepts made possible by the leading activity.</text:p>
      <text:h text:style-name="Heading_20_3" text:outline-level="3"><text:bookmark-start text:name="how-my-research-contributes-in-this-area---particularly-in-the-conception-of-different-pedagogies."/>How my research contributes in this area - particularly in the conception of different pedagogies.<text:bookmark-end text:name="how-my-research-contributes-in-this-area---particularly-in-the-conception-of-different-pedagogies."/></text:h>
      <text:h text:style-name="Heading_20_4" text:outline-level="4"><text:bookmark-start text:name="comparing-my-pedagogical-framing-regarding-dimensions-of-abstract-concrete-with-existing-research"/>Comparing my pedagogical framing regarding dimensions of abstract/ concrete with existing research<text:bookmark-end text:name="comparing-my-pedagogical-framing-regarding-dimensions-of-abstract-concrete-with-existing-research"/></text:h>
      <text:p text:style-name="First_20_paragraph">The evidence and examples surfaced in this paragraph support a view of a collection of GDPs, as an productive research and pedagogical framework. The data of the last chapter contributes a series of grounded pedagogical instances via examples which map a concrete pedagogical process to theoretical observations.</text:p>
      <text:p text:style-name="Text_20_body">As concept was originally framed in terms of it’s utility for researchers in HCI, the refaming of the last section to explore its utility from the perspective of learners and teachers also requires a change in terminology. Instead of an <text:span text:style-name="T2">intermediate framework</text:span>, I propose the term <text:span text:style-name="T2">gateway framework</text:span> to avoid the confusion explored earlier in terms of position within a hierarchy.</text:p>
      <text:p text:style-name="Text_20_body">Within this line of inquiry concerning navigation of different levels of abstraction within this process, the characteristics of such a framework would be that it:</text:p>
      <text:list text:style-name="L28">
        <text:list-item>
          <text:p text:style-name="P35">guides learners to use GDPs as their primary leading activity, or object in CHAT terms</text:p>
        </text:list-item>
        <text:list-item>
          <text:p text:style-name="P35">provide a documentation supporting structure aligned to these sub-goals</text:p>
        </text:list-item>
        <text:list-item>
          <text:p text:style-name="P35">is strongly coupled with object output, ideally via rapid responses</text:p>
        </text:list-item>
      </text:list>
      <text:p text:style-name="First_20_paragraph">This gateway framework driven by strong coupling between levels of abstraction, may also facilitate reflection structured using the learning map. This was an area of development in P4, with a diagram expressed which drew on the concept of semantic waves DROP OR REVISE?. This is an strong candidate for further research.</text:p>
      <text:p text:style-name="Text_20_body">PERHAPS BRING UP UP TO DATE ISSUE OF TRANSFER. - BUT PERHAPS LEAVE FOR CONCLUSION. NOTE ALSO THE BALANCE BETWEEN CT CONCRETE SKILLS AND TRANSFER IN <text:reference-mark-start text:name="ZOTERO_ITEM CSL_CITATION {&quot;citationID&quot;:&quot;iwpqtuug&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dBBBEULOCv"/>(Kynigos and Grizioti, 2020)<text:reference-mark-end text:name="ZOTERO_ITEM CSL_CITATION {&quot;citationID&quot;:&quot;iwpqtuug&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dBBBEULOCv"/></text:p>
      <text:h text:style-name="Heading_20_3" text:outline-level="3"><text:bookmark-start text:name="link-to-next-section-and-signposting-final-discussion-section"/><text:soft-page-break/>Link to next section and signposting final discussion section<text:bookmark-end text:name="link-to-next-section-and-signposting-final-discussion-section"/></text:h>
      <text:p text:style-name="First_20_paragraph">In the previous analysis of the use of GDPs through the lens of research on the aspect and concrete dimensions in computing education, there is an alignment with the personal dimension of knowledge highlighted in the previous chapter. As noted in Chapter 2, much research on the learning to coding has focused chiefly on this aspect of personal knowledge construction, neglected this social and perspectives typified by socio-cultural approaches [find source]. This trend is exemplified by a comparison of Wing and Papert’s conceptions of computational thinking <text:reference-mark-start text:name="ZOTERO_ITEM CSL_CITATION {&quot;citationID&quot;:&quot;qodpasnv&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OodGfIklAI"/>(Lodi and Martini, 2021)<text:reference-mark-end text:name="ZOTERO_ITEM CSL_CITATION {&quot;citationID&quot;:&quot;qodpasnv&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OodGfIklAI"/>, with the latter’s additional focus on the community application of created projects forms the motivational basis of much of constructionism in the process of creating objects to share. Thus, the issue at hand transcends concepts of efficacy of how to support the coding process to address the underlying goals of the activity. Following the legacy of constructionism to the present day, the articulation of Resnick of computational fluency, addresses the limitations of research focusing too narrowly on technical approaches rather than their expressive potential (and thus withing a community) <text:reference-mark-start text:name="ZOTERO_ITEM CSL_CITATION {&quot;citationID&quot;:&quot;kgkasovp&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p181CfqQce"/>(Resnick and Rusk, 2020)<text:reference-mark-end text:name="ZOTERO_ITEM CSL_CITATION {&quot;citationID&quot;:&quot;kgkasovp&quot;,&quot;properties&quot;:{&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p181CfqQce"/> and focused on toolsets rather than pedagogies <text:reference-mark-start text:name="ZOTERO_ITEM CSL_CITATION {&quot;citationID&quot;:&quot;ytmlwyyx&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n0myLP51DR"/>(Resnick, 2020)<text:reference-mark-end text:name="ZOTERO_ITEM CSL_CITATION {&quot;citationID&quot;:&quot;ytmlwyyx&quot;,&quot;properties&quot;:{&quot;formattedCitation&quot;:&quot;(Resnick, 2020)&quot;,&quot;plainCitation&quot;:&quot;(Resnic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schema&quot;:&quot;https://github.com/citation-style-language/schema/raw/master/csl-citation.json&quot;} RNDn0myLP51DR"/>. We should recall here the parallel call of Kafai and Burke in the field of game making for learning to address social and cultural motivations and aspects of the process <text:reference-mark-start text:name="ZOTERO_ITEM CSL_CITATION {&quot;citationID&quot;:&quot;lutxgtzi&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sRQS5OPKY2"/>(Kafai and Burke, 2015)<text:reference-mark-end text:name="ZOTERO_ITEM CSL_CITATION {&quot;citationID&quot;:&quot;lutxgtzi&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sRQS5OPKY2"/>.</text:p>
      <text:p text:style-name="Text_20_body">In a UK computing education context, while the work of Waite and Sentence begins to address sociocultural aspects <text:reference-mark-start text:name="ZOTERO_ITEM CSL_CITATION {&quot;citationID&quot;:&quot;pwcjfqpr&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ha3iRKpNAe"/>(Sentance et al., 2019b; Hwang et al., 2023)<text:reference-mark-end text:name="ZOTERO_ITEM CSL_CITATION {&quot;citationID&quot;:&quot;pwcjfqpr&quot;,&quot;properties&quot;:{&quot;formattedCitation&quot;:&quot;(Sentance et al., 2019b; Hwang et al., 2023)&quot;,&quot;plainCitation&quot;:&quot;(Sentance et al., 2019b; Hwang et al., 2023)&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id&quot;:10128,&quot;uris&quot;:[&quot;http://zotero.org/users/1913249/items/YS9F7644&quot;],&quot;itemData&quot;:{&quot;id&quot;:10128,&quot;type&quot;:&quot;paper-conference&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container-title&quot;:&quot;Proceedings of the 2023 ACM Conference on International Computing Education Research V.1&quot;,&quot;DOI&quot;:&quot;10.1145/3568813.3600112&quot;,&quot;event-place&quot;:&quot;Chicago IL USA&quot;,&quot;event-title&quot;:&quot;ICER 2023: ACM Conference on International Computing Education Research&quot;,&quot;ISBN&quot;:&quot;978-1-4503-9976-0&quot;,&quot;language&quot;:&quot;en&quot;,&quot;page&quot;:&quot;206-221&quot;,&quot;publisher&quot;:&quot;ACM&quot;,&quot;publisher-place&quot;:&quot;Chicago IL USA&quot;,&quot;source&quot;:&quot;DOI.org (Crossref)&quot;,&quot;title&quot;:&quot;Using a Sociological Lens to Investigate Computing Teachers’ Culturally Responsive Classroom Practices&quot;,&quot;URL&quot;:&quot;https://dl.acm.org/doi/10.1145/3568813.3600112&quot;,&quot;author&quot;:[{&quot;family&quot;:&quot;Hwang&quot;,&quot;given&quot;:&quot;Yujeong&quot;},{&quot;family&quot;:&quot;Das&quot;,&quot;given&quot;:&quot;Anjali&quot;},{&quot;family&quot;:&quot;Waite&quot;,&quot;given&quot;:&quot;Jane&quot;},{&quot;family&quot;:&quot;Sentance&quot;,&quot;given&quot;:&quot;Sue&quot;}],&quot;accessed&quot;:{&quot;date-parts&quot;:[[&quot;2025&quot;,2,25]]},&quot;issued&quot;:{&quot;date-parts&quot;:[[&quot;2023&quot;,8,7]]},&quot;citation-key&quot;:&quot;hwang_using_2023&quot;},&quot;prefix&quot;:&quot;&quot;,&quot;suffix&quot;:&quot;&quot;}],&quot;schema&quot;:&quot;https://github.com/citation-style-language/schema/raw/master/csl-citation.json&quot;} RNDha3iRKpNAe"/>, this work is limited in scope and merits further attention. The following section addresses discussion on the social and cultural aspects of this study using the development of varied forms of participant agency as an analytical lens.</text:p>
      <text:h text:style-name="Heading_20_2" text:outline-level="2"><text:bookmark-start text:name="part-two---agency"/>Part Two - Agency<text:bookmark-end text:name="part-two---agency"/></text:h>
      <text:h text:style-name="Heading_20_3" text:outline-level="3"><text:bookmark-start text:name="a-affordances-mediation-tads"/>2.a Affordances, Mediation, TADS,<text:bookmark-end text:name="a-affordances-mediation-tads"/></text:h>
      <text:list text:style-name="L29">
        <text:list-item>
          <text:p text:style-name="P36">recap on germ cell as common focus point for mediation (some designed or apporpirated)</text:p>
        </text:list-item>
        <text:list-item>
          <text:p text:style-name="P36">When novel forms of mediation present, gdps sometimes used - thus as double stimulation</text:p>
        </text:list-item>
        <text:list-item>
          <text:p text:style-name="P36">This is a transformation / expansion in 3GAT terms, recap as a resolution of tensions, and a manifestation of agency</text:p>
        </text:list-item>
        <text:list-item>
          <text:p text:style-name="P36">Give a summary of examples of transformational agency</text:p>
        </text:list-item>
        <text:list-item>
          <text:p text:style-name="P36">Briefly touch on the job of the learning designer within concept of F.I</text:p>
        </text:list-item>
        <text:list-item>
          <text:p text:style-name="P36">The dilemma here of transformational happening most for participants in P1, and you can design OUT transformational agency, hence sketchy pedagogies.</text:p>
        </text:list-item>
      </text:list>
      <text:p text:style-name="First_20_paragraph">A guiding principle of this section is that given the motivation (either primary or secondary) of participant empowerment in learning to program, and thus the value of designing and facilitating participant agency in the ongoing process, that it is profitable to articulate different types of agency.</text:p>
      <text:p text:style-name="Text_20_body">This section analyses the findings of the previous chapters using varied conceptions of agency aligned to the sociocultural theoretical framework of this study.</text:p>
      <text:h text:style-name="Heading_20_3" text:outline-level="3"><text:bookmark-start text:name="instrumental-agency"/><text:soft-page-break/>Instrumental Agency<text:bookmark-end text:name="instrumental-agency"/></text:h>
      <text:p text:style-name="First_20_paragraph">As previously explored, varied conceptions of agency exist including: instrumental, authorial and transformative agency <text:reference-mark-start text:name="ZOTERO_ITEM CSL_CITATION {&quot;citationID&quot;:&quot;uxyelmuq&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q2952ZH1J"/>(Matusov et al., 2016)<text:reference-mark-end text:name="ZOTERO_ITEM CSL_CITATION {&quot;citationID&quot;:&quot;uxyelmuq&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q2952ZH1J"/>. (See methodology chapter).</text:p>
      <text:p text:style-name="Text_20_body">To summarise similarities and distinctions between mediation and a transformative approach <text:reference-mark-start text:name="ZOTERO_ITEM CSL_CITATION {&quot;citationID&quot;:&quot;dwqsyehe&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gdPnIWVWxY"/>(Isaac et al., 2022)<text:reference-mark-end text:name="ZOTERO_ITEM CSL_CITATION {&quot;citationID&quot;:&quot;dwqsyehe&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gdPnIWVWxY"/>, it is beyond an instrumental approach to provoke change in the environment.</text:p>
      <text:p text:style-name="Text_20_body">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qxcpbkml&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1MMSwuUJ6i"/>(Matusov et al., 2016:433)<text:reference-mark-end text:name="ZOTERO_ITEM CSL_CITATION {&quot;citationID&quot;:&quot;qxcpbkml&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1MMSwuUJ6i"/>.</text:p>
      <text:p text:style-name="Text_20_body">Examples of mediation and instrumental agency are shown in varied forms in the use of GDPs aligned often with a personal appropriation (shown in Table 6.1).</text:p>
      <text:p text:style-name="Text_20_body">As an example take the resolution of tensions surrounding authenticity of coding web development language, coding environment and documentation. my choice of curated collection of docs prevented friction and potential confusion if using real developer documents.</text:p>
      <text:p text:style-name="Text_20_body">Straight forward individual use of documentation by Tony and Susanna in V1 and V2.</text:p>
      <text:p text:style-name="P30">Affordances as points on a climbing wall to support understandings of instrumental agency - MOVE</text:p>
      <text:p text:style-name="Text_20_body">In this design, at participants aim for affordances allowing a mediation process as visible points. A suitable metaphor may be a climbing wall use for rock-climbing training. The job of a facilitator may be to highlight certain affordances, attaching colours to a particular route designed to suit a particular skill level. For example the bringing to the top of variable to impact game play in the quick start activities.</text:p>
      <text:p text:style-name="Text_20_body">GDPs were one of the main vehicles of mediation here</text:p>
      <text:p text:style-name="Text_20_body">This my be done by - defining or reducing the use of specialised terminology or - signposting issues</text:p>
      <text:h text:style-name="Heading_20_3" text:outline-level="3"><text:bookmark-start text:name="transformational-agency"/>Transformational Agency<text:bookmark-end text:name="transformational-agency"/></text:h>
      <text:p text:style-name="First_20_paragraph">In line with collective conceptions of agency ecplore in in Chatp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citationID&quot;:&quot;zanfrsix&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nR1E8ZEJ9C"/>(Hopwood, 2022)<text:reference-mark-end text:name="ZOTERO_ITEM CSL_CITATION {&quot;citationID&quot;:&quot;zanfrsix&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nR1E8ZEJ9C"/>.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text:soft-page-break/>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pants had access to little in terms of supporting resources. Illustrative attempts of TADA are present in (Appendix.design.p1). For example, email corresponda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P30">Engendering authorial and transformative agency</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ences and make them visible to learners.</text:p>
      <text:p text:style-name="P43">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D&quot;:&quot;hvepbce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u9AC9UShK"/><text:span text:style-name="T7">(Engeström, 2006; Haapasaari et al., 2016; Sannino et al., 2016)</text:span><text:reference-mark-end text:name="ZOTERO_ITEM CSL_CITATION {&quot;citationID&quot;:&quot;hvepbce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u9AC9UShK"/>.</text:p>
      <text:p text:style-name="P30">Shifting forms of agency.</text:p>
      <text:p text:style-name="Text_20_body">This interpretation highlights possible shifts in forms of agency and an emerging dilemma in the evolving learning design. Initial blocks are solved by transformative agency, patterns and tools become established in the community, and agency shifts to and more instrumental.</text:p>
      <text:p text:style-name="Text_20_body">In the introduction I outlined that a driving movitation of this research was to better understand chaotic learning environments, of which P1 is an example. Given this draw to conditions of TA, such shifting forms of agency could create a resulting tension. As a learning designer, design decisions to reduce practical tensions, increase the instrumental agency of learners allowing them to experience a feeling of control over their creative process. However, in adapting designs, and thus increasing affordences and instruc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h text:style-name="Heading_20_3" text:outline-level="3"><text:bookmark-start text:name="c---relational-agency-in-emergent-activities-in-emergent-cultural-context---3rd-spaces-idiocultures-and-repertoires"/><text:soft-page-break/>2c - Relational Agency in emergent activities in emergent cultural context - 3rd Spaces, idiocultures, and repertoires<text:bookmark-end text:name="c---relational-agency-in-emergent-activities-in-emergent-cultural-context---3rd-spaces-idiocultures-and-repertoires"/></text:h>
      <text:p text:style-name="First_20_paragraph">This section moves beyond instrumental and transformative agency to a wider more ecological interpretation of agency helpful in deeper analysis of the cultural plane of activity.</text:p>
      <text:p text:style-name="P43">In research which addresses participant agency, Gutiérrez et al. <text:reference-mark-start text:name="ZOTERO_ITEM CSL_CITATION {&quot;citationID&quot;:&quot;epmvynps&quot;,&quot;properties&quot;:{&quot;formattedCitation&quot;:&quot;(Kris D. Guti\\uc0\\u233{}rrez et al., 2019)&quot;,&quot;plainCitation&quot;:&quot;(Kris D. 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loSQ6LnL1e"/><text:span text:style-name="T7">(Kris D. Gutiérrez et al., 2019)</text:span><text:reference-mark-end text:name="ZOTERO_ITEM CSL_CITATION {&quot;citationID&quot;:&quot;epmvynps&quot;,&quot;properties&quot;:{&quot;formattedCitation&quot;:&quot;(Kris D. Guti\\uc0\\u233{}rrez et al., 2019)&quot;,&quot;plainCitation&quot;:&quot;(Kris D. 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loSQ6LnL1e"/> incorporate broader cultural factors including issues of participant identity and movement of practices between learning settings. While these concepts build on the foundation of 3GAT in terms of conceptions of interacting activity systems <text:reference-mark-start text:name="ZOTERO_ITEM CSL_CITATION {&quot;citationID&quot;:&quot;hrqlgsif&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1VFEa4r6m1"/><text:span text:style-name="T7">(Engeström, 1996)</text:span><text:reference-mark-end text:name="ZOTERO_ITEM CSL_CITATION {&quot;citationID&quot;:&quot;hrqlgsif&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1VFEa4r6m1"/>, they include concepts distinct from those explored in the Helsinki schools form of formative intervention Change Labs. This section explores the findings of previous chapters using three of these concepts of that or third spaces, idiocultures and repertoires of practice. Specifically positioning the idioculture of the game making program as a sum of emerging repertoires of practice of participants and practitioners happening in a third space.</text:p>
      <text:p text:style-name="Text_20_body">This section contends that relational agency is the closest fit to match the development of these three elements but will complexify this via comparative analysis with transformational agency in the final section.</text:p>
      <text:h text:style-name="Heading_20_4" text:outline-level="4"><text:bookmark-start text:name="observations-on-repertoires"/>Observations on repertoires<text:bookmark-end text:name="observations-on-repertoires"/></text:h>
      <text:p text:style-name="P2">More on Funds of Knowledge / repertoires and how they emerge in my research</text:p>
      <text:p text:style-name="P43">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 Examples include: being the identification with graphical art and the development of specialism in Madiha’s family, the general use of game playing knowledge, home pedagogies like paper based sketching and more professional knowledge brought by Dan. This blending of the use of GDP concepts, in-template affordence, supporting resources, with such knowledge and practices from other activity systems can be analysed using the concept of repertoires. 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wggbnxpn&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4ajHrXBmhB"/><text:span text:style-name="T7">(Gutiérrez and Rogoff, 2003)</text:span><text:reference-mark-end text:name="ZOTERO_ITEM CSL_CITATION {&quot;citationID&quot;:&quot;wggbnxpn&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4ajHrXBmhB"/>. The researchers highlight the value of identifying potential funds of knowledge framed as “linguistic and cultural-historical repertoires” that learners bring to learning environments <text:reference-mark-start text:name="ZOTERO_ITEM CSL_CITATION {&quot;citationID&quot;:&quot;svnmcemy&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10UZmjc3gs"/><text:span text:style-name="T7">(Gutiérrez and Rogoff, 2003:22)</text:span><text:reference-mark-end text:name="ZOTERO_ITEM CSL_CITATION {&quot;citationID&quot;:&quot;svnmcemy&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10UZmjc3gs"/>. Other research by Gutierrez addresses the importance of participants movement between sites of activity and its impact on learning <text:reference-mark-start text:name="ZOTERO_ITEM CSL_CITATION {&quot;citationID&quot;:&quot;tuapttxc&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1JRU9PrKZ3"/><text:span text:style-name="T7">(Gutiérrez, 2008; Kris D. Gutiérrez et al., 2019)</text:span><text:reference-mark-end text:name="ZOTERO_ITEM CSL_CITATION {&quot;citationID&quot;:&quot;tuapttxc&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1JRU9PrKZ3"/>.</text:p>
      <text:h text:style-name="Heading_20_5" text:outline-level="5"><text:bookmark-start text:name="linking-repertoires-to-my-study-learning-design-designing-for-agency"/>Linking repertoires to my study / learning design &amp; designing for agency<text:bookmark-end text:name="linking-repertoires-to-my-study-learning-design-designing-for-agency"/></text:h>
      <text:p text:style-name="First_20_paragraph">The data of this study provides a strong case study, evidence and detail to this process in the use of external repertoires and their remediation into new repertoires.</text:p>
      <text:p text:style-name="Text_20_body"><text:soft-page-break/>The process of developing new repertoires is not a solo process in this new space. The complex relations between participants outlined in the vignettes and data of the last chapter show an interdependence showing characteristics of relational agency.</text:p>
      <text:p text:style-name="P43">Edwards <text:reference-mark-start text:name="ZOTERO_ITEM CSL_CITATION {&quot;citationID&quot;:&quot;ytczvisl&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ZvyT5clGyR"/>(Edwards, 2009)<text:reference-mark-end text:name="ZOTERO_ITEM CSL_CITATION {&quot;citationID&quot;:&quot;ytczvisl&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ZvyT5clGyR"/>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wpfrniyt&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t72jasZThc"/><text:span text:style-name="T7">(DiGiacomo and Gutiérrez, 2016 , p.144)</text:span><text:reference-mark-end text:name="ZOTERO_ITEM CSL_CITATION {&quot;citationID&quot;:&quot;wpfrniyt&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t72jasZThc"/>,</text:p>
      <text:p text:style-name="Text_20_body">While the data in the last chapter address aspects / elements of repertoires which incorporated GDPs, this chapter widens the focus of data examined to include other element of practices which help participants incorporated home repertoires as an inclusive practice.</text:p>
      <text:h text:style-name="Heading_20_4" text:outline-level="4"><text:bookmark-start text:name="exploring-design-features-which-support-identity-development-in-the-emerging-game-making-community"/>Exploring design features which support identity development in the emerging game making community<text:bookmark-end text:name="exploring-design-features-which-support-identity-development-in-the-emerging-game-making-community"/></text:h>
      <text:p text:style-name="First_20_paragraph">The relationship between developing effective repertoires and the affective relationship to the activity relies on the participants being able to identify with the ongoing activity thus informing a processes of inclusion.</text:p>
      <text:p text:style-name="P43">The concept of hybridity as a way of recognising and deploying diversity of medational tactics and resources in learning contexts <text:reference-mark-start text:name="ZOTERO_ITEM CSL_CITATION {&quot;citationID&quot;:&quot;qdmcuurx&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zd5FL8xjOO"/><text:span text:style-name="T7">(Gutiérrez et al., 1999)</text:span><text:reference-mark-end text:name="ZOTERO_ITEM CSL_CITATION {&quot;citationID&quot;:&quot;qdmcuurx&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zd5FL8xjOO"/> is relevant to this research as a pathway into an exploration of the competing alternate goals within the overall motivation of making a game to share, and component goals of implementing GDPs to do this.</text:p>
      <text:p text:style-name="Text_20_body">In a similar vein, drawing on Barron’s helping roles <text:reference-mark-start text:name="ZOTERO_ITEM CSL_CITATION {&quot;citationID&quot;:&quot;sokvpxfu&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0TS55Bso8F"/>(Barron et al., 2009)<text:reference-mark-end text:name="ZOTERO_ITEM CSL_CITATION {&quot;citationID&quot;:&quot;sokvpxfu&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0TS55Bso8F"/>, Roque <text:reference-mark-start text:name="ZOTERO_ITEM CSL_CITATION {&quot;citationID&quot;:&quot;qnqnpra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it7IZzCia0"/>(Roque, 2016; Roque et al., 2016)<text:reference-mark-end text:name="ZOTERO_ITEM CSL_CITATION {&quot;citationID&quot;:&quot;qnqnpra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it7IZzCia0"/> employed supporting faciliators to highlight and celebrate the helping processes parents used to support children in a making environment.</text:p>
      <text:p text:style-name="Text_20_body">The examples of the previous chapter, particularly in the cultural plane show the value and means of developing participant identities.</text:p>
      <text:p text:style-name="Text_20_body">and extends the research in the area of non-formal exploration of tech by providing a guiding framework using design patterns.</text:p>
      <text:p text:style-name="Text_20_body">Example of alignment.</text:p>
      <text:p text:style-name="Text_20_body">Example of how extending with DPs as a framework could be fruitful, developing and synthesising last chapter arguments.</text:p>
      <text:p text:style-name="Text_20_body">In this design, as outlined in Chapter 5 and Appendix.drama I used a drama narrative, with side missions and the concept of player types to do this.</text:p>
      <text:p text:style-name="Text_20_body"/>
      <text:h text:style-name="Heading_20_5" text:outline-level="5"><text:bookmark-start text:name="use-of-gdps-in-supporting-social-and-cultural-repertoires-of-practice"/><text:soft-page-break/>Use of GDPs in supporting social and cultural repertoires of practice<text:bookmark-end text:name="use-of-gdps-in-supporting-social-and-cultural-repertoires-of-practice"/></text:h>
      <text:p text:style-name="First_20_paragraph">The examples of cultural uses of GDPs in the last chapter included for use in helping design for others, as a way of incoporating home funds of knowledge and to encourage the propagation of existing and emerging design elements and practices through the community.</text:p>
      <text:p text:style-name="Text_20_body">GDPs are used both as a useful tactic of navigation and as a bridging strategy to wider repertoires, then this can inform process of supporting the development participants to assemble their own repertoires of practice in this new setting.</text:p>
      <text:p text:style-name="Text_20_body">The nature and process of this community evolution merits exploration. As such, this section steps back to discuss the emergence of these practices.</text:p>
      <text:p text:style-name="Text_20_body">I observed an evolution of the form and function of playtesting by young participants as an expression of agency by participants. The link to maker types here exists especially in social makers, glitchers and magpies.</text:p>
      <text:p text:style-name="Text_20_body">My contribution is that using GDPs as a framework helps this process.</text:p>
      <text:h text:style-name="Heading_20_5" text:outline-level="5"><text:bookmark-start text:name="playtesting-as-a-suitable-medium-for-emerging-activities-creating-third-spaces"/>Playtesting as a suitable medium for emerging activities creating third spaces<text:bookmark-end text:name="playtesting-as-a-suitable-medium-for-emerging-activities-creating-third-spaces"/></text:h>
      <text:p text:style-name="First_20_paragraph">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D&quot;:&quot;cxcmhfhr&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0wllJKpSfj"/>(Fullerton, 2018)<text:reference-mark-end text:name="ZOTERO_ITEM CSL_CITATION {&quot;citationID&quot;:&quot;cxcmhfhr&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0wllJKpSfj"/>.</text:p>
      <text:p text:style-name="P43">The role of play as leading activity is explored by Gutierrez <text:reference-mark-start text:name="ZOTERO_ITEM CSL_CITATION {&quot;citationID&quot;:&quot;grqvvuap&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iw566ibNWK"/><text:span text:style-name="T7">(Kris D. Gutiérrez et al., 2019)</text:span><text:reference-mark-end text:name="ZOTERO_ITEM CSL_CITATION {&quot;citationID&quot;:&quot;grqvvuap&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iw566ibNWK"/> to facilitate movement between sites of learning</text:p>
      <text:p text:style-name="Text_20_body">An analysis on the role of playtesting and an emerging forms of playful playtesting follows.</text:p>
      <text:p text:style-name="P30">Variations in approaches to playtesting</text:p>
      <text:p text:style-name="Text_20_body">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ring in a particular zone of the class, referencing the game play elements, acting them out, attempting to change the games of others and playful tussling as part of resistance to those changes.</text:p>
      <text:p text:style-name="P43"><text:soft-page-break/>Playtesting acted as a stimulus and incubator for emerging socio-cultural practices promting me to ask if suitable affordances be added to the design to encourage their further growth in line with Gutiérrez’s valuing of the inclusive, diverse properties of hybridity in practices <text:reference-mark-start text:name="ZOTERO_ITEM CSL_CITATION {&quot;citationID&quot;:&quot;jqciwpcu&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wrOR0cp8gR"/><text:span text:style-name="T7">(Gutiérrez et al., 1999)</text:span><text:reference-mark-end text:name="ZOTERO_ITEM CSL_CITATION {&quot;citationID&quot;:&quot;jqciwpcu&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wrOR0cp8gR"/>.</text:p>
      <text:h text:style-name="Heading_20_5" text:outline-level="5"><text:bookmark-start text:name="the-introduction-of-maker-types-and-side-missions-as-affordances-of-my-pedagogy-to-legitimise-diversity"/>The introduction of maker types and side missions as affordances of my pedagogy to legitimise diversity<text:bookmark-end text:name="the-introduction-of-maker-types-and-side-missions-as-affordances-of-my-pedagogy-to-legitimise-diversity"/></text:h>
      <text:p text:style-name="First_20_paragraph">Such diversity in playtesting behaviours drove my reflection on the additional motivations bleeding into this system from other activity systems. Rather than refocusing participants back to more coding-focused activities, I coded playtesting and game making approaches in to a loose typology (see Appendix .makertypes for fuller detail).</text:p>
      <text:list text:style-name="L30">
        <text:list-item>
          <text:p text:style-name="P37"><text:span text:style-name="T1">Social makers:</text:span> form relationships with other game makers and players by finding out more about their work and telling stories in their game<text:line-break/></text:p>
        </text:list-item>
        <text:list-item>
          <text:p text:style-name="P37"><text:span text:style-name="T1">Planners:</text:span> like to study to build knowledge of the tools before they build up their game step-by-step following instructions</text:p>
        </text:list-item>
        <text:list-item>
          <text:p text:style-name="P37"><text:span text:style-name="T1">Magpie makers:</text:span> like trying out lots of different things and happy to borrow code, images and sound from anywhere for quick results</text:p>
        </text:list-item>
        <text:list-item>
          <text:p text:style-name="P37"><text:span text:style-name="T1">Glitchers:</text:span> mess around with the code trying to see if they can break it interesting ways and cause a bit of havoc for other users.</text:p>
        </text:list-item>
      </text:list>
      <text:p text:style-name="First_20_paragraph">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Text_20_body">This process extends the work of Barron and Roque <text:reference-mark-start text:name="ZOTERO_ITEM CSL_CITATION {&quot;citationID&quot;:&quot;rlmhfgoh&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xEevgJ2NaX"/>(Roque, 2016; Roque et al., 2016)<text:reference-mark-end text:name="ZOTERO_ITEM CSL_CITATION {&quot;citationID&quot;:&quot;rlmhfgoh&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xEevgJ2NaX"/> to begin to surface and celebrage stylistic elements for all participants not just parents.</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Heading_20_4" text:outline-level="4"><text:bookmark-start text:name="examining-complexity-within-identity-formation-and-specialisation"/>Examining complexity within identity formation and specialisation<text:bookmark-end text:name="examining-complexity-within-identity-formation-and-specialisation"/></text:h>
      <text:p text:style-name="First_20_paragraph">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P43"><text:soft-page-break/>The introduction of these terms and missions Stone and colleagues <text:reference-mark-start text:name="ZOTERO_ITEM CSL_CITATION {&quot;citationID&quot;:&quot;xhvqreby&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nz2yOOqhec"/><text:span text:style-name="T7">(Stone and Gutiérrez, 2007)</text:span><text:reference-mark-end text:name="ZOTERO_ITEM CSL_CITATION {&quot;citationID&quot;:&quot;xhvqreby&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nz2yOOqhec"/> underline the importance of “opportunities to transform learner identities needed for zones of competency” as something that can and should be designed into inclusive learning environments (focusing on goal development). The work of 5D research in different settings further explores the process of supporting learner identies in context [] Gutierrez, Cole</text:p>
      <text:p text:style-name="Text_20_body">Or, perhaps more accurately here as a movement between activity systems, to be incorporated as a repertoire.</text:p>
      <text:p text:style-name="Text_20_body">These repertoires become public, and are in part socially motivated, via the process of playtesting.</text:p>
      <text:p text:style-name="P43">The process of feedback, recognising and valuing the merging areas of specialisation and expertise helps the development of diverse practices <text:reference-mark-start text:name="ZOTERO_ITEM CSL_CITATION {&quot;citationID&quot;:&quot;skfverij&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uCRMFYIgrD"/><text:span text:style-name="T7">(DiGiacomo and Gutiérrez, 2016)</text:span><text:reference-mark-end text:name="ZOTERO_ITEM CSL_CITATION {&quot;citationID&quot;:&quot;skfverij&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uCRMFYIgrD"/>.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 awareness of and conversations about maker styles and related side-missions created in this research are potential powerful tool to support this process in novice game making communities.</text:p>
      <text:p text:style-name="P30">LINK - NATURE OF TRANSFORMATION / LINK TO AGENCY</text:p>
      <text:p text:style-name="Text_20_body">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3" text:outline-level="3"><text:bookmark-start text:name="metaphors-as-a-way-to-explore-conceptions-of-agency-within-digital-making"/>Metaphors as a way to explore conceptions of agency within digital making<text:bookmark-end text:name="metaphors-as-a-way-to-explore-conceptions-of-agency-within-digital-making"/></text:h>
      <text:p text:style-name="P3">The use of metaphor here has two functions. The first is to help deepen my analysis via a move to the abstract, to search for communicable generalisations. Secondly, given the multi-faceted nature of the pedagogy, and bearing in mind previous reflections on the value of a utopian approach to communicating the future possibilities of findings <text:reference-mark-start text:name="ZOTERO_ITEM CSL_CITATION {&quot;citationID&quot;:&quot;lgqfjnli&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TFzKxUfaaC"/><text:span text:style-name="T7">(Gutiérrez et al., 2020; Rajala et al., 2023)</text:span><text:reference-mark-end text:name="ZOTERO_ITEM CSL_CITATION {&quot;citationID&quot;:&quot;lgqfjnli&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TFzKxUfaaC"/> paired with the conceptual difficulties of communicating complex pedagogical affordances of adaptable media making toolsets approaches (e.g Logo and Microworlds <text:reference-mark-start text:name="ZOTERO_ITEM CSL_CITATION {&quot;citationID&quot;:&quot;wrukdlcp&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YXkVFsz5Qj"/>(Kynigos, 2004, 2007)<text:reference-mark-end text:name="ZOTERO_ITEM CSL_CITATION {&quot;citationID&quot;:&quot;wrukdlcp&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YXkVFsz5Qj"/>), I draw on metaphors as a framing tool to present an initially simplified viewpoint for further discussion. The discussion will draw from these metaphors relatable core principles to aid the accessibility of this research for audience of practitioners as well as <text:soft-page-break/>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early stages of the learning experience. The process of clicking remix to fix a broken, half baked game involves entering unfamiliar and potentially exciting waters. However, the motivational impact of an authentic process and set of tools must be balanced by possible accompanying complexity <text:reference-mark-start text:name="ZOTERO_ITEM CSL_CITATION {&quot;citationID&quot;:&quot;zycabxxb&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MwZjVyew8g"/>(Nachtigall et al., 2024)<text:reference-mark-end text:name="ZOTERO_ITEM CSL_CITATION {&quot;citationID&quot;:&quot;zycabxxb&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MwZjVyew8g"/>.</text:p>
      <text:p text:style-name="Text_20_body">Harbours are protective spaces suitable for docking of ships. The may be natural or designed. If designed, protection is offered by artificially created harbour walls extending out into the sea creating a sheltered space, prevent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or like minds.</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technologies; removing or obscuring structural code complexity in the code template. </text:p>
      <text:p text:style-name="Text_20_body">The practice of starting from a template mirrors professional practice.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from a supported harbour to venture out into into the open seas of less supported research and practice.</text:p>
      <text:p text:style-name="Text_20_body">An example of this being the Toby and Dan in Vignette x. who in their choice to change game genre from platformer to maze game leave the safety of a set of design patterns and paired support documtation. Instead Toby must develop his code patching skills in choppier waters by accessing more authentic documentation and chart their own patterns in the open sea of internet-based resources. This is made possible by having an experienced navigator with him, in the form of a parent with relevant skills. I propopse that the curated replication of authentic process of finding and incorporating code snippets into the starting template supported the development of skills used in the authentic waters of professional coding communities.</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a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text:soft-page-break/><text:span text:style-name="T2">sandbox</text:span> is used extensively in web development to indicate a safety in terms of non-critical space to trial new code and make mistakes. As with habours, a space of play space evokes protection within designed limitations, but beyond that they provide affordences to encourage learners to evolve their own play processes as a form of transformational and relational agency. The concept of musical play withing jam sessions is a productive way to explore this tension between freedom and structure.</text:p>
      <text:p text:style-name="P43">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vofurbzm&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BeOLHt2AQo"/>(Sawyer, 2003; Pinheiro, 2011)<text:reference-mark-end text:name="ZOTERO_ITEM CSL_CITATION {&quot;citationID&quot;:&quot;vofurbzm&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BeOLHt2AQo"/>. The area of improvisation is under explored in game jam context compared to that of music and theatre <text:reference-mark-start text:name="ZOTERO_ITEM CSL_CITATION {&quot;citationID&quot;:&quot;cvznaehq&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UBYegaaQ6i"/><text:span text:style-name="T7">(Jaffurs, 2004; Meriläinen et al., 2020)</text:span><text:reference-mark-end text:name="ZOTERO_ITEM CSL_CITATION {&quot;citationID&quot;:&quot;cvznaehq&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UBYegaaQ6i"/>. The following section makes a closer parallel in the context of the data of this study.</text:p>
      <text:p text:style-name="Text_20_body">In a macro-level, at a jam event infrastructure in terms of drums, microphones and amps are provided often by established regulars of the process. A jam on a micro level is an introduced, familiar framework restricted in that it based on a familiar, popular song (often referred to as <text:span text:style-name="T2">standards</text:span>), within a agreed genres (most often blues and jazz). The shord structure of a song, and the key in which it is performed, forms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essful jam nights to encourage new comers. If a jam session is regular, local popular standard songs emerge. This provides opportunities to hear them played regularly, allows potential participant to hear them version before entering, a useful form of peripheral participation.</text:p>
      <text:p text:style-name="Text_20_body">Several parallels to the design and processes in my research exist. The half-baked game template can be seen a shared song framework that partcicipants build on in idiosyncratic ways. The value of a process that incorporates an authentic audience made up partly of peer makers is important for the development of repertoires of practice in both contexts. The value of the possibility to blend extablished repertoires with those brought by new players is a shared contextual motivation.</text:p>
      <text:p text:style-name="Text_20_body">ADD MORE HERE IF RELEVANT.</text:p>
      <text:p text:style-name="Text_20_body">At this stage is relevant to return to issues of underlying motivation driving partcipation as a way of making a link to existing research on digital making pedagogy. This metaphor serves to illustrate the importance of and possibilities for development of relational agency via participation in the joint process. Additionally, if relational agency is the goal and the means then building fluency of practice is an observable result of this process both in dimensions of technical fluency and in possibilities for expression. In the next section I explore a contribution to pedagogies developing technological or computational fluency (<text:span text:style-name="T1">resnick_coding_2020?</text:span>; <text:span text:style-name="T1">papert_technological_nodate?</text:span>).</text:p>
      <text:p text:style-name="Text_20_body"/>
      <text:h text:style-name="Heading_20_4" text:outline-level="4"><text:bookmark-start text:name="synthesis---a-complex-view-of-agency-and-repertoires-development-within-idiocultures-3rd-spaces---park-from-a-bit-and-come-back-to-this."/><text:soft-page-break/>Synthesis - A complex view of agency and repertoires development within Idiocultures / 3rd spaces - PARK FROM A BIT AND COME BACK TO THIS.<text:bookmark-end text:name="synthesis---a-complex-view-of-agency-and-repertoires-development-within-idiocultures-3rd-spaces---park-from-a-bit-and-come-back-to-this."/></text:h>
      <text:p text:style-name="First_20_paragraph">COME BACK TO MY MOTIVATION OF THE STUDY HERE TOO.</text:p>
      <text:p text:style-name="Text_20_body">While development of relational agency is a part of the social and cultural aspects of repertoires development,</text:p>
      <text:p text:style-name="Text_20_body">This section moves beyond agency to explore issues of - development of pedagogies to facilitate computational fluency - equity and diversity as concrete instances with the learning environment.</text:p>
      <text:p text:style-name="Text_20_body">In summary agency in the participation in game making community is seen as complex and multi-dimensional</text:p>
      <text:list text:style-name="L31">
        <text:list-item>
          <text:p text:style-name="P38">agency is seen beyond a individualised property, as participation in a community.</text:p>
        </text:list-item>
        <text:list-item>
          <text:p text:style-name="P38">agency is ideally part of a utopian process, and thus as equity [Gutierrez]</text:p>
        </text:list-item>
        <text:list-item>
          <text:p text:style-name="P38">as , diversity, enacted, concrete, thus towards inclusion</text:p>
        </text:list-item>
      </text:list>
      <text:p text:style-name="First_20_paragraph">Fluidity of practice of participants for characteristics of an emerging inclusive, idioculture</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he conception of development of repertoires of practices is key to this interpretation.</text:p>
      <text:p text:style-name="Text_20_body">As such, I draw on concrete example of repertoire in my research as a case study contribution to applied research in this promising field.</text:p>
      <text:p text:style-name="P30">Returning to transformational agency here and how it different from conceptions of developing repertoires of practice and relational agency</text:p>
      <text:p text:style-name="Text_20_body">How structural and permanent does transformational agency needs to be before it becomes transformational compared to a more blended view of emerging repertoires of practice.</text:p>
      <text:p text:style-name="Text_20_body">Conceptions of AT are evolving including a 4th generation which responds to increasingly rapid and evolving situations. See https://www.tandfonline.com/doi/full/10.1080/10749039.2020.1806328#d1e455</text:p>
      <text:h text:style-name="Heading_20_2" text:outline-level="2"><text:bookmark-start text:name="part-three-synthesis-contributions-to-the-field"/>Part Three : Synthesis &amp; contributions to the field<text:bookmark-end text:name="part-three-synthesis-contributions-to-the-field"/></text:h>
      <text:list text:style-name="L32">
        <text:list-item>
          <text:p text:style-name="P39">Synthesis of characteristics; step based / template, Germ cell GDPs, playtesting as medium for develoment of idioculture,</text:p>
        </text:list-item>
        <text:list-item>
          <text:p text:style-name="P39">Final analysis with UMC, UDL, MOE - bring complexity here - perhaps bring the metaphors here instead.</text:p>
        </text:list-item>
      </text:list>
      <text:p text:style-name="First_20_paragraph">TO INTEGRATE?</text:p>
      <text:p text:style-name="Text_20_body">The role of the emerging culture and identity of the idioculture is developed in this chapter in the following ways:</text:p>
      <text:list text:style-name="L33">
        <text:list-item>
          <text:p text:style-name="P40"><text:soft-page-break/>the impact / if any of the social missions and player types to help the development of learner identities.</text:p>
        </text:list-item>
        <text:list-item>
          <text:p text:style-name="P40">the emergence and nurturing of flexible and complex design behaviours (beyond player types)</text:p>
        </text:list-item>
      </text:list>
      <text:h text:style-name="Heading_20_3" text:outline-level="3"><text:bookmark-start text:name="gaps-in-existing-research."/>Gaps in existing research.<text:bookmark-end text:name="gaps-in-existing-research."/></text:h>
      <text:p text:style-name="First_20_paragraph">The work of Resnick is convincing but lacks theoretical foundations as Papert’s ideas were before their time. It is of value to align them with more contemporary socio-cultural conceptions.</text:p>
      <text:h text:style-name="Heading_20_3" text:outline-level="3"><text:bookmark-start text:name="contribution-1---applied-pedagogy---structural-components"/>Contribution 1 - Applied pedagogy - structural components<text:bookmark-end text:name="contribution-1---applied-pedagogy---structural-components"/></text:h>
      <text:p text:style-name="First_20_paragraph">In the previous chapter we explored the use of GDPs as a possible response to the challenges to project work and the lack of domain specific frameworks. The nature of the framework provided by game play design patterns has been be explored through the lens of agency.</text:p>
      <text:p text:style-name="Text_20_body">This section synthesises the learning design with such interpretations.</text:p>
      <text:p text:style-name="Text_20_body">And then progresses to recap the potential of this synthesis of these process, framed in other writing as a 3M approach.</text:p>
      <text:p text:style-name="Text_20_body">Finally it links the the outputs with the research process in terms of the impact of DBR and formative intervention approache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text:p>
      <text:list text:style-name="L34">
        <text:list-item>
          <text:p text:style-name="P41">UDL / PBL</text:p>
        </text:list-item>
      </text:list>
      <text:p text:style-name="First_20_paragraph">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h text:style-name="Heading_20_4" text:outline-level="4"><text:bookmark-start text:name="summary-of-observations-contributions-of-novel-aspect-of-the-learning-design-perhaps-merge-with-below"/>Summary of observations contributions of novel aspect of the learning design (PERHAPS MERGE WITH BELOW)<text:bookmark-end text:name="summary-of-observations-contributions-of-novel-aspect-of-the-learning-design-perhaps-merge-with-below"/></text:h>
      <text:p text:style-name="First_20_paragraph">While the base structuring of the starting template drew on concepts of UMC and half-baked game design, the use of a menu of GDPs to scaffold the modify and create stage is a novel approach.</text:p>
      <text:p text:style-name="Text_20_body">The potential of this innovation is significant in scope. Firstly, the surfacing of GDPs as a germ cell concept, facilitated the developmetn of in different “stepped” progressively graded project <text:soft-page-break/>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Text_20_body">This alignment with a rhizomatic approach within a structure has been explored in this thesis using a metaphor of a harbour in terms of the conceptualisation of the design from a facilitator / designers point of view. The habour walls represent the restrictive decisions in terms of the genre of end product, and simplifications in code structures participants must understand or create to make progress.</text:p>
      <text:p text:style-name="Text_20_body">From a participants’ perspective I liken their experience to the process of jamming an informal musical practice.</text:p>
      <text:p text:style-name="Text_20_body">While The value of playtesting as a practice is surfaced either explicitly in professional game making</text:p>
      <text:p text:style-name="Text_20_body">Other sections of this research The use of social missions to support the variety of development.</text:p>
      <text:h text:style-name="Heading_20_3" text:outline-level="3"><text:bookmark-start text:name="contribution-2---the-focus-on-the-social-cultural-via-playtesting-etc"/>Contribution 2 - The focus on the social/ cultural via playtesting, etc<text:bookmark-end text:name="contribution-2---the-focus-on-the-social-cultural-via-playtesting-etc"/></text:h>
      <text:list text:style-name="L35">
        <text:list-item>
          <text:p text:style-name="P42">explicit structuring of playtesting with side missions</text:p>
        </text:list-item>
        <text:list-item>
          <text:p text:style-name="P42">implicity pedagogy of supporting maker types</text:p>
        </text:list-item>
      </text:list>
      <text:h text:style-name="Heading_20_3" text:outline-level="3"><text:bookmark-start text:name="contribution-3---the-impact-of-the-dbr-fi-methodology_chapter-put-first"/>Contribution 3 - The impact of the DBR / FI methodology_chapter (PUT FIRST?)<text:bookmark-end text:name="contribution-3---the-impact-of-the-dbr-fi-methodology_chapter-put-first"/></text:h>
      <text:p text:style-name="First_20_paragraph">The focus on broad affordances, and an expanded view of motivation and new emerging Zopeds - is needed for socio-cultural theory in this area. Hence the value of an experimental approach and the role of playtesting in advancing that process.</text:p>
      <text:p text:style-name="Text_20_body">Also the use of 360 video to capture social / cultural interactions.</text:p>
      <text:h text:style-name="Heading_20_3" text:outline-level="3"><text:bookmark-start text:name="contribution-4---the-interaction-of-flexible-deign-practices-the-collection-of-game-design-patterns-stepwise-scaffolding-of-learning-environments-on-participant-agency-framed-as-computational-fluency"/>Contribution 4 - The interaction of flexible deign practices, the collection of Game Design Patterns, stepwise scaffolding of learning environments on participant agency framed as computational fluency<text:bookmark-end text:name="contribution-4---the-interaction-of-flexible-deign-practices-the-collection-of-game-design-patterns-stepwise-scaffolding-of-learning-environments-on-participant-agency-framed-as-computational-fluency"/></text:h>
      <text:p text:style-name="First_20_paragraph">Intro bringing together elements.</text:p>
      <text:h text:style-name="Heading_20_2" text:outline-level="2"><text:bookmark-start text:name="conclusion"/>Conclusion<text:bookmark-end text:name="conclusion"/></text:h>
      <text:p text:style-name="P2">Wrapping up in narrative?</text:p>
      <text:p text:style-name="Text_20_body">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text:soft-page-break/>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3-10T11:51:09Z</meta:creation-date>
    <dc:date>2025-03-10T11:52:39.725745119</dc:date>
    <meta:editing-duration>PT1M17S</meta:editing-duration>
    <meta:editing-cycles>1</meta:editing-cycles>
    <meta:document-statistic meta:table-count="1" meta:image-count="0" meta:object-count="0" meta:page-count="27" meta:paragraph-count="374" meta:word-count="10856" meta:character-count="69928" meta:non-whitespace-character-count="59534"/>
    <meta:user-defined meta:name="ZOTERO_PREF_1">&lt;data data-version="3" zotero-version="7.0.13"&gt;&lt;session id="JVC1CwwV"/&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